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22.54mm"/>
    </style:style>
    <style:style style:name="ro1" style:family="table-row">
      <style:table-row-properties style:row-height="5.17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х3">
      <style:table-properties table:display="true" style:writing-mode="lr-tb"/>
    </style:style>
    <style:style style:name="ta3" style:family="table" style:master-page-name="PageStyle_5f_Полином_20_х3">
      <style:table-properties table:display="true" style:writing-mode="lr-tb"/>
    </style:style>
    <style:style style:name="ta4" style:family="table" style:master-page-name="PageStyle_5f_Полином_20_х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ce4e5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bce4e5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ed1c2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bce4e5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ed1c2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ed1c2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ed1c2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a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bce4e5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a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a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a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72bf44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2">
      <style:table-cell-properties fo:padding="0.71mm"/>
    </style:style>
    <style:style style:name="ce18" style:family="table-cell" style:parent-style-name="Default" style:data-style-name="N115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shapes>
          <draw:frame draw:z-index="0" draw:name="Chart 1" draw:style-name="gr1" draw:text-style-name="P1" svg:width="205.1mm" svg:height="159.32mm" svg:x="157.51mm" svg:y="34.91mm">
            <draw:object draw:notify-on-update-of-ranges="Лист1.C1:Лист1.C1 Лист1.C2:Лист1.C18 Лист1.B2:Лист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193.26mm" svg:height="157.77mm" svg:x="68.73mm" svg:y="186.32mm">
            <draw:object draw:notify-on-update-of-ranges="Лист1.B1:Лист1.B1 Лист1.B2:Лист1.B33 Лист1.C1:Лист1.C1 Лист1.C2:Лист1.C33 Лист1.B1:Лист1.B1 Лист1.B2:Лист1.B33 Лист1.D1:Лист1.D1 Лист1.D2:Лист1.D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4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number-columns-repeated="237" table:default-cell-style-name="ce4"/>
        <table:table-column table:style-name="co2" table:number-columns-repeated="15" table:default-cell-style-name="ce3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Вт</text:p>
          </table:table-cell>
          <table:table-cell table:style-name="ce1" office:value-type="string" calcext:value-type="string">
            <text:p>Амперы</text:p>
          </table:table-cell>
          <table:table-cell table:style-name="ce5" office:value-type="string" calcext:value-type="string">
            <text:p>Тр1 10к/2,5к</text:p>
          </table:table-cell>
          <table:table-cell table:style-name="ce8" office:value-type="string" calcext:value-type="string">
            <text:p>Тр2 10к/2,5к</text:p>
          </table:table-cell>
          <table:table-cell table:style-name="ce12" office:value-type="string" calcext:value-type="string">
            <text:p>Тр3 10к/2,5к</text:p>
          </table:table-cell>
          <table:table-cell table:number-columns-repeated="1019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11" calcext:value-type="float">
            <text:p>0,11</text:p>
          </table:table-cell>
          <table:table-cell table:style-name="ce6" office:value-type="float" office:value="35.5" calcext:value-type="float">
            <text:p>35,5</text:p>
          </table:table-cell>
          <table:table-cell table:style-name="ce9" office:value-type="float" office:value="33" calcext:value-type="float">
            <text:p>33</text:p>
          </table:table-cell>
          <table:table-cell table:style-name="ce13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0.33" calcext:value-type="float">
            <text:p>0,33</text:p>
          </table:table-cell>
          <table:table-cell table:style-name="ce6" office:value-type="float" office:value="114" calcext:value-type="float">
            <text:p>114</text:p>
          </table:table-cell>
          <table:table-cell table:style-name="ce9" office:value-type="float" office:value="112" calcext:value-type="float">
            <text:p>112</text:p>
          </table:table-cell>
          <table:table-cell table:style-name="ce13"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44" calcext:value-type="float">
            <text:p>0,44</text:p>
          </table:table-cell>
          <table:table-cell table:style-name="ce6" office:value-type="float" office:value="143" calcext:value-type="float">
            <text:p>143</text:p>
          </table:table-cell>
          <table:table-cell table:style-name="ce9" office:value-type="float" office:value="144" calcext:value-type="float">
            <text:p>144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45" calcext:value-type="float">
            <text:p>0,45</text:p>
          </table:table-cell>
          <table:table-cell table:style-name="ce6" office:value-type="float" office:value="145" calcext:value-type="float">
            <text:p>145</text:p>
          </table:table-cell>
          <table:table-cell table:style-name="ce9" office:value-type="float" office:value="146" calcext:value-type="float">
            <text:p>146</text:p>
          </table:table-cell>
          <table:table-cell table:style-name="ce13" office:value-type="float" office:value="153" calcext:value-type="float">
            <text:p>153</text:p>
          </table:table-cell>
          <table:table-cell table:number-columns-repeated="101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.57" calcext:value-type="float">
            <text:p>0,57</text:p>
          </table:table-cell>
          <table:table-cell table:style-name="ce6" office:value-type="float" office:value="168" calcext:value-type="float">
            <text:p>168</text:p>
          </table:table-cell>
          <table:table-cell table:style-name="ce9" office:value-type="float" office:value="173" calcext:value-type="float">
            <text:p>173</text:p>
          </table:table-cell>
          <table:table-cell table:style-name="ce13"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66" calcext:value-type="float">
            <text:p>0,66</text:p>
          </table:table-cell>
          <table:table-cell table:style-name="ce6" office:value-type="float" office:value="182" calcext:value-type="float">
            <text:p>182</text:p>
          </table:table-cell>
          <table:table-cell table:style-name="ce9" office:value-type="float" office:value="188" calcext:value-type="float">
            <text:p>188</text:p>
          </table:table-cell>
          <table:table-cell table:style-name="ce13"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0.79" calcext:value-type="float">
            <text:p>0,79</text:p>
          </table:table-cell>
          <table:table-cell table:style-name="ce6" office:value-type="float" office:value="203" calcext:value-type="float">
            <text:p>203</text:p>
          </table:table-cell>
          <table:table-cell table:style-name="ce9" office:value-type="float" office:value="211" calcext:value-type="float">
            <text:p>211</text:p>
          </table:table-cell>
          <table:table-cell table:style-name="ce13"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89" calcext:value-type="float">
            <text:p>0,89</text:p>
          </table:table-cell>
          <table:table-cell table:style-name="ce6" office:value-type="float" office:value="216" calcext:value-type="float">
            <text:p>216</text:p>
          </table:table-cell>
          <table:table-cell table:style-name="ce9" office:value-type="float" office:value="226" calcext:value-type="float">
            <text:p>226</text:p>
          </table:table-cell>
          <table:table-cell table:style-name="ce13" office:value-type="float" office:value="223" calcext:value-type="float">
            <text:p>223</text:p>
          </table:table-cell>
          <table:table-cell table:number-columns-repeated="1019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229" calcext:value-type="float">
            <text:p>229</text:p>
          </table:table-cell>
          <table:table-cell table:style-name="ce9" office:value-type="float" office:value="240" calcext:value-type="float">
            <text:p>240</text:p>
          </table:table-cell>
          <table:table-cell table:style-name="ce13" office:value-type="float" office:value="236" calcext:value-type="float">
            <text:p>236</text:p>
          </table:table-cell>
          <table:table-cell table:number-columns-repeated="1019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.12" calcext:value-type="float">
            <text:p>1,12</text:p>
          </table:table-cell>
          <table:table-cell table:style-name="ce6" office:value-type="float" office:value="244" calcext:value-type="float">
            <text:p>244</text:p>
          </table:table-cell>
          <table:table-cell table:style-name="ce9" office:value-type="float" office:value="256" calcext:value-type="float">
            <text:p>256</text:p>
          </table:table-cell>
          <table:table-cell table:style-name="ce13"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.21" calcext:value-type="float">
            <text:p>1,21</text:p>
          </table:table-cell>
          <table:table-cell table:style-name="ce6" office:value-type="float" office:value="255" calcext:value-type="float">
            <text:p>255</text:p>
          </table:table-cell>
          <table:table-cell table:style-name="ce9" office:value-type="float" office:value="268" calcext:value-type="float">
            <text:p>268</text:p>
          </table:table-cell>
          <table:table-cell table:style-name="ce13"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.31" calcext:value-type="float">
            <text:p>1,31</text:p>
          </table:table-cell>
          <table:table-cell table:style-name="ce6" office:value-type="float" office:value="265" calcext:value-type="float">
            <text:p>265</text:p>
          </table:table-cell>
          <table:table-cell table:style-name="ce9" office:value-type="float" office:value="280" calcext:value-type="float">
            <text:p>280</text:p>
          </table:table-cell>
          <table:table-cell table:style-name="ce13"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.55" calcext:value-type="float">
            <text:p>1,55</text:p>
          </table:table-cell>
          <table:table-cell table:style-name="ce6" office:value-type="float" office:value="288" calcext:value-type="float">
            <text:p>288</text:p>
          </table:table-cell>
          <table:table-cell table:style-name="ce9" office:value-type="float" office:value="306" calcext:value-type="float">
            <text:p>306</text:p>
          </table:table-cell>
          <table:table-cell table:style-name="ce13" office:value-type="float" office:value="295" calcext:value-type="float">
            <text:p>295</text:p>
          </table:table-cell>
          <table:table-cell table:number-columns-repeated="1019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.66" calcext:value-type="float">
            <text:p>1,66</text:p>
          </table:table-cell>
          <table:table-cell table:style-name="ce6" office:value-type="float" office:value="297" calcext:value-type="float">
            <text:p>297</text:p>
          </table:table-cell>
          <table:table-cell table:style-name="ce9" office:value-type="float" office:value="316" calcext:value-type="float">
            <text:p>316</text:p>
          </table:table-cell>
          <table:table-cell table:style-name="ce13"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.89" calcext:value-type="float">
            <text:p>1,89</text:p>
          </table:table-cell>
          <table:table-cell table:style-name="ce6" office:value-type="float" office:value="317" calcext:value-type="float">
            <text:p>317</text:p>
          </table:table-cell>
          <table:table-cell table:style-name="ce9" office:value-type="float" office:value="337" calcext:value-type="float">
            <text:p>337</text:p>
          </table:table-cell>
          <table:table-cell table:style-name="ce13" office:value-type="float" office:value="324" calcext:value-type="float">
            <text:p>324</text:p>
          </table:table-cell>
          <table:table-cell table:number-columns-repeated="1019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.02" calcext:value-type="float">
            <text:p>2,02</text:p>
          </table:table-cell>
          <table:table-cell table:style-name="ce6" office:value-type="float" office:value="326" calcext:value-type="float">
            <text:p>326</text:p>
          </table:table-cell>
          <table:table-cell table:style-name="ce9" office:value-type="float" office:value="348" calcext:value-type="float">
            <text:p>348</text:p>
          </table:table-cell>
          <table:table-cell table:style-name="ce13" office:value-type="float" office:value="334" calcext:value-type="float">
            <text:p>334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4.55" calcext:value-type="float">
            <text:p>4,55</text:p>
          </table:table-cell>
          <table:table-cell table:style-name="ce6" office:value-type="float" office:value="458" calcext:value-type="float">
            <text:p>458</text:p>
          </table:table-cell>
          <table:table-cell table:style-name="ce8" office:value-type="float" office:value="495" calcext:value-type="float">
            <text:p>495</text:p>
          </table:table-cell>
          <table:table-cell table:style-name="ce12" office:value-type="float" office:value="465" calcext:value-type="float">
            <text:p>465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5.02" calcext:value-type="float">
            <text:p>5,02</text:p>
          </table:table-cell>
          <table:table-cell table:style-name="ce6" office:value-type="float" office:value="480" calcext:value-type="float">
            <text:p>480</text:p>
          </table:table-cell>
          <table:table-cell table:style-name="ce8" office:value-type="float" office:value="517" calcext:value-type="float">
            <text:p>517</text:p>
          </table:table-cell>
          <table:table-cell table:style-name="ce12" office:value-type="float" office:value="488" calcext:value-type="float">
            <text:p>488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5.99" calcext:value-type="float">
            <text:p>5,99</text:p>
          </table:table-cell>
          <table:table-cell table:style-name="ce6" office:value-type="float" office:value="512" calcext:value-type="float">
            <text:p>512</text:p>
          </table:table-cell>
          <table:table-cell table:style-name="ce8" office:value-type="float" office:value="552" calcext:value-type="float">
            <text:p>552</text:p>
          </table:table-cell>
          <table:table-cell table:style-name="ce12" office:value-type="float" office:value="520" calcext:value-type="float">
            <text:p>52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7.6" calcext:value-type="float">
            <text:p>7,6</text:p>
          </table:table-cell>
          <table:table-cell table:style-name="ce6" office:value-type="float" office:value="560" calcext:value-type="float">
            <text:p>560</text:p>
          </table:table-cell>
          <table:table-cell table:style-name="ce8" office:value-type="float" office:value="608" calcext:value-type="float">
            <text:p>608</text:p>
          </table:table-cell>
          <table:table-cell table:style-name="ce12" office:value-type="float" office:value="570" calcext:value-type="float">
            <text:p>57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6" office:value-type="float" office:value="575" calcext:value-type="float">
            <text:p>575</text:p>
          </table:table-cell>
          <table:table-cell table:style-name="ce8" office:value-type="float" office:value="625" calcext:value-type="float">
            <text:p>625</text:p>
          </table:table-cell>
          <table:table-cell table:style-name="ce12" office:value-type="float" office:value="580" calcext:value-type="float">
            <text:p>58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8.8" calcext:value-type="float">
            <text:p>8,8</text:p>
          </table:table-cell>
          <table:table-cell table:style-name="ce6" office:value-type="float" office:value="598" calcext:value-type="float">
            <text:p>598</text:p>
          </table:table-cell>
          <table:table-cell table:style-name="ce10" office:value-type="float" office:value="642" calcext:value-type="float">
            <text:p>642</text:p>
          </table:table-cell>
          <table:table-cell table:style-name="ce14"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9.3" calcext:value-type="float">
            <text:p>9,3</text:p>
          </table:table-cell>
          <table:table-cell table:style-name="ce6" office:value-type="float" office:value="605" calcext:value-type="float">
            <text:p>605</text:p>
          </table:table-cell>
          <table:table-cell table:style-name="ce10" office:value-type="float" office:value="655" calcext:value-type="float">
            <text:p>655</text:p>
          </table:table-cell>
          <table:table-cell table:style-name="ce14" office:value-type="float" office:value="612" calcext:value-type="float">
            <text:p>612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6" office:value-type="float" office:value="620" calcext:value-type="float">
            <text:p>620</text:p>
          </table:table-cell>
          <table:table-cell table:style-name="ce10" office:value-type="float" office:value="674" calcext:value-type="float">
            <text:p>674</text:p>
          </table:table-cell>
          <table:table-cell table:style-name="ce14" office:value-type="float" office:value="625" calcext:value-type="float">
            <text:p>625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11.7" calcext:value-type="float">
            <text:p>11,7</text:p>
          </table:table-cell>
          <table:table-cell table:style-name="ce6" office:value-type="float" office:value="660" calcext:value-type="float">
            <text:p>660</text:p>
          </table:table-cell>
          <table:table-cell table:style-name="ce10" office:value-type="float" office:value="720" calcext:value-type="float">
            <text:p>720</text:p>
          </table:table-cell>
          <table:table-cell table:style-name="ce14" office:value-type="float" office:value="668" calcext:value-type="float">
            <text:p>668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12.8" calcext:value-type="float">
            <text:p>12,8</text:p>
          </table:table-cell>
          <table:table-cell table:style-name="ce6" office:value-type="float" office:value="680" calcext:value-type="float">
            <text:p>680</text:p>
          </table:table-cell>
          <table:table-cell office:value-type="float" office:value="740" calcext:value-type="float">
            <text:p>740</text:p>
          </table:table-cell>
          <table:table-cell office:value-type="float" office:value="690" calcext:value-type="float">
            <text:p>69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14.05" calcext:value-type="float">
            <text:p>14,05</text:p>
          </table:table-cell>
          <table:table-cell table:style-name="ce6" office:value-type="float" office:value="705" calcext:value-type="float">
            <text:p>705</text:p>
          </table:table-cell>
          <table:table-cell office:value-type="float" office:value="767" calcext:value-type="float">
            <text:p>767</text:p>
          </table:table-cell>
          <table:table-cell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15.15" calcext:value-type="float">
            <text:p>15,15</text:p>
          </table:table-cell>
          <table:table-cell table:style-name="ce6" office:value-type="float" office:value="725" calcext:value-type="float">
            <text:p>725</text:p>
          </table:table-cell>
          <table:table-cell office:value-type="float" office:value="790" calcext:value-type="float">
            <text:p>790</text:p>
          </table:table-cell>
          <table:table-cell office:value-type="float" office:value="730" calcext:value-type="float">
            <text:p>73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.5" calcext:value-type="float">
            <text:p>16,5</text:p>
          </table:table-cell>
          <table:table-cell office:value-type="float" office:value="740" calcext:value-type="float">
            <text:p>740</text:p>
          </table:table-cell>
          <table:table-cell office:value-type="float" office:value="815" calcext:value-type="float">
            <text:p>815</text:p>
          </table:table-cell>
          <table:table-cell office:value-type="float" office:value="760" calcext:value-type="float">
            <text:p>76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30" calcext:value-type="float">
            <text:p>830</text:p>
          </table:table-cell>
          <table:table-cell office:value-type="float" office:value="910" calcext:value-type="float">
            <text:p>910</text:p>
          </table:table-cell>
          <table:table-cell office:value-type="float" office:value="840" calcext:value-type="float">
            <text:p>8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75" calcext:value-type="float">
            <text:p>875</text:p>
          </table:table-cell>
          <table:table-cell office:value-type="float" office:value="950" calcext:value-type="float">
            <text:p>950</text:p>
          </table:table-cell>
          <table:table-cell office:value-type="float" office:value="890" calcext:value-type="float">
            <text:p>89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formula="of:=-27.496*[.B2]*[.B2]*[.B2]*[.B2]+156.6465*[.B2]*[.B2]*[.B2]-347.4435*[.B2]*[.B2]+452.4952*[.B2]-3.6132" office:value-type="float" office:value="-3.6132" calcext:value-type="float">
            <text:p>-3,6132</text:p>
          </table:table-cell>
          <table:table-cell table:formula="of:=[.A35]-[.C2]" office:value-type="float" office:value="-3.6132" calcext:value-type="float">
            <text:p>-3,6132</text:p>
          </table:table-cell>
          <table:table-cell table:number-columns-repeated="1022"/>
        </table:table-row>
        <table:table-row table:style-name="ro1">
          <table:table-cell table:formula="of:=-27.496*[.B3]*[.B3]*[.B3]*[.B3]+156.6465*[.B3]*[.B3]*[.B3]-347.4435*[.B3]*[.B3]+452.4952*[.B3]-3.6132" office:value-type="float" office:value="42.16167645214" calcext:value-type="float">
            <text:p>42,16167645214</text:p>
          </table:table-cell>
          <table:table-cell table:formula="of:=[.A36]-[.C3]" office:value-type="float" office:value="6.66167645214001" calcext:value-type="float">
            <text:p>6,66167645214001</text:p>
          </table:table-cell>
          <table:table-cell table:number-columns-repeated="1022"/>
        </table:table-row>
        <table:table-row table:style-name="ro1">
          <table:table-cell table:formula="of:=-27.496*[.B4]*[.B4]*[.B4]*[.B4]+156.6465*[.B4]*[.B4]*[.B4]-347.4435*[.B4]*[.B4]+452.4952*[.B4]-3.6132" office:value-type="float" office:value="113.17694328234" calcext:value-type="float">
            <text:p>113,17694328234</text:p>
          </table:table-cell>
          <table:table-cell table:formula="of:=[.A37]-[.C4]" office:value-type="float" office:value="-0.823056717659995" calcext:value-type="float">
            <text:p>-0,823056717659995</text:p>
          </table:table-cell>
          <table:table-cell table:number-columns-repeated="1022"/>
        </table:table-row>
        <table:table-row table:style-name="ro1">
          <table:table-cell table:formula="of:=-27.496*[.B5]*[.B5]*[.B5]*[.B5]+156.6465*[.B5]*[.B5]*[.B5]-347.4435*[.B5]*[.B5]+452.4952*[.B5]-3.6132" office:value-type="float" office:value="140.53282537984" calcext:value-type="float">
            <text:p>140,53282537984</text:p>
          </table:table-cell>
          <table:table-cell table:formula="of:=[.A38]-[.C5]" office:value-type="float" office:value="-2.46717462015999" calcext:value-type="float">
            <text:p>-2,46717462015999</text:p>
          </table:table-cell>
          <table:table-cell table:number-columns-repeated="1022"/>
        </table:table-row>
        <table:table-row table:style-name="ro1">
          <table:table-cell table:formula="of:=-27.496*[.B6]*[.B6]*[.B6]*[.B6]+156.6465*[.B6]*[.B6]*[.B6]-347.4435*[.B6]*[.B6]+452.4952*[.B6]-3.6132" office:value-type="float" office:value="142.7992357125" calcext:value-type="float">
            <text:p>142,7992357125</text:p>
          </table:table-cell>
          <table:table-cell table:formula="of:=[.A39]-[.C6]" office:value-type="float" office:value="-2.20076428750002" calcext:value-type="float">
            <text:p>-2,20076428750002</text:p>
          </table:table-cell>
          <table:table-cell table:number-columns-repeated="1022"/>
        </table:table-row>
        <table:table-row table:style-name="ro1">
          <table:table-cell table:formula="of:=-27.496*[.B7]*[.B7]*[.B7]*[.B7]+156.6465*[.B7]*[.B7]*[.B7]-347.4435*[.B7]*[.B7]+452.4952*[.B7]-3.6132" office:value-type="float" office:value="167.53202808954" calcext:value-type="float">
            <text:p>167,53202808954</text:p>
          </table:table-cell>
          <table:table-cell table:formula="of:=[.A40]-[.C7]" office:value-type="float" office:value="-0.467971910459994" calcext:value-type="float">
            <text:p>-0,467971910459994</text:p>
          </table:table-cell>
          <table:table-cell table:number-columns-repeated="1022"/>
        </table:table-row>
        <table:table-row table:style-name="ro1">
          <table:table-cell table:formula="of:=-27.496*[.B8]*[.B8]*[.B8]*[.B8]+156.6465*[.B8]*[.B8]*[.B8]-347.4435*[.B8]*[.B8]+452.4952*[.B8]-3.6132" office:value-type="float" office:value="183.50519215344" calcext:value-type="float">
            <text:p>183,50519215344</text:p>
          </table:table-cell>
          <table:table-cell table:formula="of:=[.A41]-[.C8]" office:value-type="float" office:value="1.50519215344002" calcext:value-type="float">
            <text:p>1,50519215344002</text:p>
          </table:table-cell>
          <table:table-cell table:number-columns-repeated="1022"/>
        </table:table-row>
        <table:table-row table:style-name="ro1">
          <table:table-cell table:formula="of:=-27.496*[.B9]*[.B9]*[.B9]*[.B9]+156.6465*[.B9]*[.B9]*[.B9]-347.4435*[.B9]*[.B9]+452.4952*[.B9]-3.6132" office:value-type="float" office:value="203.54163909174" calcext:value-type="float">
            <text:p>203,54163909174</text:p>
          </table:table-cell>
          <table:table-cell table:formula="of:=[.A42]-[.C9]" office:value-type="float" office:value="0.541639091740024" calcext:value-type="float">
            <text:p>0,541639091740024</text:p>
          </table:table-cell>
          <table:table-cell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10]*[.B10]*[.B10]*[.B10]+156.6465*[.B10]*[.B10]*[.B10]-347.4435*[.B10]*[.B10]+452.4952*[.B10]-3.6132" office:value-type="float" office:value="217.07685152314" calcext:value-type="float">
            <text:p>217,07685152314</text:p>
          </table:table-cell>
          <table:table-cell table:formula="of:=[.A43]-[.C10]" office:value-type="float" office:value="1.07685152314002" calcext:value-type="float">
            <text:p>1,07685152314002</text:p>
          </table:table-cell>
          <table:table-cell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11]*[.B11]*[.B11]*[.B11]+156.6465*[.B11]*[.B11]*[.B11]-347.4435*[.B11]*[.B11]+452.4952*[.B11]-3.6132" office:value-type="float" office:value="230.589" calcext:value-type="float">
            <text:p>230,589</text:p>
          </table:table-cell>
          <table:table-cell table:formula="of:=[.A44]-[.C11]" office:value-type="float" office:value="1.58900000000003" calcext:value-type="float">
            <text:p>1,58900000000003</text:p>
          </table:table-cell>
          <table:table-cell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12]*[.B12]*[.B12]*[.B12]+156.6465*[.B12]*[.B12]*[.B12]-347.4435*[.B12]*[.B12]+452.4952*[.B12]-3.6132" office:value-type="float" office:value="244.15986322944" calcext:value-type="float">
            <text:p>244,15986322944</text:p>
          </table:table-cell>
          <table:table-cell table:formula="of:=[.A45]-[.C12]" office:value-type="float" office:value="0.15986322944002" calcext:value-type="float">
            <text:p>0,15986322944002</text:p>
          </table:table-cell>
          <table:table-cell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13]*[.B13]*[.B13]*[.B13]+156.6465*[.B13]*[.B13]*[.B13]-347.4435*[.B13]*[.B13]+452.4952*[.B13]-3.6132" office:value-type="float" office:value="253.78267591674" calcext:value-type="float">
            <text:p>253,78267591674</text:p>
          </table:table-cell>
          <table:table-cell table:formula="of:=[.A46]-[.C13]" office:value-type="float" office:value="-1.21732408326" calcext:value-type="float">
            <text:p>-1,21732408326</text:p>
          </table:table-cell>
          <table:table-cell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14]*[.B14]*[.B14]*[.B14]+156.6465*[.B14]*[.B14]*[.B14]-347.4435*[.B14]*[.B14]+452.4952*[.B14]-3.6132" office:value-type="float" office:value="264.08761020334" calcext:value-type="float">
            <text:p>264,08761020334</text:p>
          </table:table-cell>
          <table:table-cell table:formula="of:=[.A47]-[.C14]" office:value-type="float" office:value="-0.912389796660023" calcext:value-type="float">
            <text:p>-0,912389796660023</text:p>
          </table:table-cell>
          <table:table-cell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15]*[.B15]*[.B15]*[.B15]+156.6465*[.B15]*[.B15]*[.B15]-347.4435*[.B15]*[.B15]+452.4952*[.B15]-3.6132" office:value-type="float" office:value="287.6462525875" calcext:value-type="float">
            <text:p>287,6462525875</text:p>
          </table:table-cell>
          <table:table-cell table:formula="of:=[.A48]-[.C15]" office:value-type="float" office:value="-0.353747412499956" calcext:value-type="float">
            <text:p>-0,353747412499956</text:p>
          </table:table-cell>
          <table:table-cell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16]*[.B16]*[.B16]*[.B16]+156.6465*[.B16]*[.B16]*[.B16]-347.4435*[.B16]*[.B16]+452.4952*[.B16]-3.6132" office:value-type="float" office:value="297.87474268944" calcext:value-type="float">
            <text:p>297,87474268944</text:p>
          </table:table-cell>
          <table:table-cell table:formula="of:=[.A49]-[.C16]" office:value-type="float" office:value="0.874742689440154" calcext:value-type="float">
            <text:p>0,874742689440154</text:p>
          </table:table-cell>
          <table:table-cell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17]*[.B17]*[.B17]*[.B17]+156.6465*[.B17]*[.B17]*[.B17]-347.4435*[.B17]*[.B17]+452.4952*[.B17]-3.6132" office:value-type="float" office:value="317.216294377141" calcext:value-type="float">
            <text:p>317,216294377141</text:p>
          </table:table-cell>
          <table:table-cell table:formula="of:=[.A50]-[.C17]" office:value-type="float" office:value="0.216294377140571" calcext:value-type="float">
            <text:p>0,216294377140571</text:p>
          </table:table-cell>
          <table:table-cell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18]*[.B18]*[.B18]*[.B18]+156.6465*[.B18]*[.B18]*[.B18]-347.4435*[.B18]*[.B18]+452.4952*[.B18]-3.6132" office:value-type="float" office:value="326.06384562864" calcext:value-type="float">
            <text:p>326,06384562864</text:p>
          </table:table-cell>
          <table:table-cell table:formula="of:=[.A51]-[.C18]" office:value-type="float" office:value="0.0638456286400242" calcext:value-type="float">
            <text:p>0,063845628640024</text:p>
          </table:table-cell>
          <table:table-cell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19]*[.B19]*[.B19]*[.B19]+156.6465*[.B19]*[.B19]*[.B19]-347.4435*[.B19]*[.B19]+452.4952*[.B19]-3.6132" office:value-type="float" office:value="-2166.78369016249" calcext:value-type="float">
            <text:p>-2166,78369016249</text:p>
          </table:table-cell>
          <table:table-cell table:formula="of:=[.A52]-[.C19]" office:value-type="float" office:value="-2624.78369016249" calcext:value-type="float">
            <text:p>-2624,78369016249</text:p>
          </table:table-cell>
          <table:table-cell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24]*[.B24]*[.B24]*[.B24]+156.6465*[.B24]*[.B24]*[.B24]-347.4435*[.B24]*[.B24]+452.4952*[.B24]-3.6132" office:value-type="float" office:value="-81069.7126176" calcext:value-type="float">
            <text:p>-81069,7126176</text:p>
          </table:table-cell>
          <table:table-cell table:number-columns-repeated="2"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26]*[.B26]*[.B26]*[.B26]+156.6465*[.B26]*[.B26]*[.B26]-347.4435*[.B26]*[.B26]+452.4952*[.B26]-3.6132" office:value-type="float" office:value="-148536.5112" calcext:value-type="float">
            <text:p>-148536,5112</text:p>
          </table:table-cell>
          <table:table-cell table:number-columns-repeated="2"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28]*[.B28]*[.B28]*[.B28]+156.6465*[.B28]*[.B28]*[.B28]-347.4435*[.B28]*[.B28]+452.4952*[.B28]-3.6132" office:value-type="float" office:value="-460715.4267296" calcext:value-type="float">
            <text:p>-460715,4267296</text:p>
          </table:table-cell>
          <table:table-cell table:number-columns-repeated="2"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31]*[.B31]*[.B31]*[.B31]+156.6465*[.B31]*[.B31]*[.B31]-347.4435*[.B31]*[.B31]+452.4952*[.B31]-3.6132" office:value-type="float" office:value="-1421458.5149625" calcext:value-type="float">
            <text:p>-1421458,5149625</text:p>
          </table:table-cell>
          <table:table-cell table:number-columns-repeated="2"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32]*[.B32]*[.B32]*[.B32]+156.6465*[.B32]*[.B32]*[.B32]-347.4435*[.B32]*[.B32]+452.4952*[.B32]-3.6132" office:value-type="float" office:value="-4931342.4168" calcext:value-type="float">
            <text:p>-4931342,4168</text:p>
          </table:table-cell>
          <table:table-cell table:number-columns-repeated="2"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33]*[.B33]*[.B33]*[.B33]+156.6465*[.B33]*[.B33]*[.B33]-347.4435*[.B33]*[.B33]+452.4952*[.B33]-3.6132" office:value-type="float" office:value="-8498866.8582" calcext:value-type="float">
            <text:p>-8498866,8582</text:p>
          </table:table-cell>
          <table:table-cell table:number-columns-repeated="2"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34]*[.B34]*[.B34]*[.B34]+156.6465*[.B34]*[.B34]*[.B34]-347.4435*[.B34]*[.B34]+452.4952*[.B34]-3.6132" office:value-type="float" office:value="-3.6132" calcext:value-type="float">
            <text:p>-3,6132</text:p>
          </table:table-cell>
          <table:table-cell table:number-columns-repeated="2"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35]*[.B35]*[.B35]*[.B35]+156.6465*[.B35]*[.B35]*[.B35]-347.4435*[.B35]*[.B35]+452.4952*[.B35]-3.6132" office:value-type="float" office:value="-18250.0861799547" calcext:value-type="float">
            <text:p>-18250,0861799547</text:p>
          </table:table-cell>
          <table:table-cell table:number-columns-repeated="2"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36]*[.B36]*[.B36]*[.B36]+156.6465*[.B36]*[.B36]*[.B36]-347.4435*[.B36]*[.B36]+452.4952*[.B36]-3.6132" office:value-type="float" office:value="-20249.0803890758" calcext:value-type="float">
            <text:p>-20249,0803890758</text:p>
          </table:table-cell>
          <table:table-cell table:number-columns-repeated="2"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37]*[.B37]*[.B37]*[.B37]+156.6465*[.B37]*[.B37]*[.B37]-347.4435*[.B37]*[.B37]+452.4952*[.B37]-3.6132" office:value-type="float" office:value="-711.365709805135" calcext:value-type="float">
            <text:p>-711,365709805135</text:p>
          </table:table-cell>
          <table:table-cell table:number-columns-repeated="2"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38]*[.B38]*[.B38]*[.B38]+156.6465*[.B38]*[.B38]*[.B38]-347.4435*[.B38]*[.B38]+452.4952*[.B38]-3.6132" office:value-type="float" office:value="-6606.07249049872" calcext:value-type="float">
            <text:p>-6606,07249049872</text:p>
          </table:table-cell>
          <table:table-cell table:number-columns-repeated="2"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39]*[.B39]*[.B39]*[.B39]+156.6465*[.B39]*[.B39]*[.B39]-347.4435*[.B39]*[.B39]+452.4952*[.B39]-3.6132" office:value-type="float" office:value="-4996.96036694303" calcext:value-type="float">
            <text:p>-4996,96036694303</text:p>
          </table:table-cell>
          <table:table-cell table:number-columns-repeated="2"/>
          <table:table-cell table:style-name="Default" table:number-columns-repeated="17"/>
          <table:table-cell table:number-columns-repeated="1004"/>
        </table:table-row>
        <table:table-row table:style-name="ro1">
          <table:table-cell table:formula="of:=-27.496*[.B40]*[.B40]*[.B40]*[.B40]+156.6465*[.B40]*[.B40]*[.B40]-347.4435*[.B40]*[.B40]+452.4952*[.B40]-3.6132" office:value-type="float" office:value="-308.830163286666" calcext:value-type="float">
            <text:p>-308,830163286666</text:p>
          </table:table-cell>
          <table:table-cell table:number-columns-repeated="2"/>
          <table:table-cell table:style-name="Default" table:number-columns-repeated="17"/>
          <table:table-cell table:number-columns-repeated="1004"/>
        </table:table-row>
        <table:table-row table:style-name="ro1" table:number-rows-repeated="42">
          <table:table-cell table:number-columns-repeated="3"/>
          <table:table-cell table:style-name="Default" table:number-columns-repeated="17"/>
          <table:table-cell table:number-columns-repeated="100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х3" table:style-name="ta2">
        <office:forms form:automatic-focus="false" form:apply-design-mode="false"/>
        <table:shapes>
          <draw:frame draw:z-index="0" draw:name="Chart 1" draw:style-name="gr1" draw:text-style-name="P1" svg:width="286.43mm" svg:height="154.34mm" svg:x="75.39mm" svg:y="1.05mm">
            <draw:object draw:notify-on-update-of-ranges="х3.B1:х3.B1 х3.B2:х3.B22 х3.A2:х3.A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57" table:default-cell-style-name="ce3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>
            <text:p>Тр1 10к/2,5к</text:p>
          </table:table-cell>
          <table:table-cell table:style-name="ce1" office:value-type="string" calcext:value-type="string">
            <text:p>Амперы</text:p>
          </table:table-cell>
          <table:table-cell office:value-type="string" calcext:value-type="string">
            <text:p>A формула</text:p>
          </table:table-cell>
          <table:table-cell table:number-columns-repeated="1021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formula="of:=0.000000037127*[.A2]*[.A2]*[.A2]-0.0000046046*[.A2]*[.A2]+0.003723*[.A2]-0.054947" office:value-type="float" office:value="-0.054947" calcext:value-type="float">
            <text:p>-0,054947</text:p>
          </table:table-cell>
          <table:table-cell table:number-columns-repeated="1021"/>
        </table:table-row>
        <table:table-row table:style-name="ro1">
          <table:table-cell table:style-name="ce6" office:value-type="float" office:value="35.5" calcext:value-type="float">
            <text:p>35,5</text:p>
          </table:table-cell>
          <table:table-cell table:style-name="ce2" office:value-type="float" office:value="0.11" calcext:value-type="float">
            <text:p>0,11</text:p>
          </table:table-cell>
          <table:table-cell table:formula="of:=0.000000037127*[.A3]*[.A3]*[.A3]-0.0000046046*[.A3]*[.A3]+0.003723*[.A3]-0.054947" office:value-type="float" office:value="0.073077573062125" calcext:value-type="float">
            <text:p>0,073077573062125</text:p>
          </table:table-cell>
          <table:table-cell table:number-columns-repeated="1021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2" office:value-type="float" office:value="0.33" calcext:value-type="float">
            <text:p>0,33</text:p>
          </table:table-cell>
          <table:table-cell table:formula="of:=0.000000037127*[.A4]*[.A4]*[.A4]-0.0000046046*[.A4]*[.A4]+0.003723*[.A4]-0.054947" office:value-type="float" office:value="0.364638902488" calcext:value-type="float">
            <text:p>0,364638902488</text:p>
          </table:table-cell>
          <table:table-cell table:number-columns-repeated="1021"/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2" office:value-type="float" office:value="0.44" calcext:value-type="float">
            <text:p>0,44</text:p>
          </table:table-cell>
          <table:table-cell table:formula="of:=0.000000037127*[.A5]*[.A5]*[.A5]-0.0000046046*[.A5]*[.A5]+0.003723*[.A5]-0.054947" office:value-type="float" office:value="0.491849567889" calcext:value-type="float">
            <text:p>0,491849567889</text:p>
          </table:table-cell>
          <table:table-cell table:number-columns-repeated="1021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2" office:value-type="float" office:value="0.45" calcext:value-type="float">
            <text:p>0,45</text:p>
          </table:table-cell>
          <table:table-cell table:formula="of:=0.000000037127*[.A6]*[.A6]*[.A6]-0.0000046046*[.A6]*[.A6]+0.003723*[.A6]-0.054947" office:value-type="float" office:value="0.501262585375" calcext:value-type="float">
            <text:p>0,501262585375</text:p>
          </table:table-cell>
          <table:table-cell table:number-columns-repeated="1021"/>
        </table:table-row>
        <table:table-row table:style-name="ro1">
          <table:table-cell table:style-name="ce6" office:value-type="float" office:value="168" calcext:value-type="float">
            <text:p>168</text:p>
          </table:table-cell>
          <table:table-cell table:style-name="ce2" office:value-type="float" office:value="0.57" calcext:value-type="float">
            <text:p>0,57</text:p>
          </table:table-cell>
          <table:table-cell table:formula="of:=0.000000037127*[.A7]*[.A7]*[.A7]-0.0000046046*[.A7]*[.A7]+0.003723*[.A7]-0.054947" office:value-type="float" office:value="0.616599340864" calcext:value-type="float">
            <text:p>0,616599340864</text:p>
          </table:table-cell>
          <table:table-cell table:number-columns-repeated="1021"/>
        </table:table-row>
        <table:table-row table:style-name="ro1">
          <table:table-cell table:style-name="ce6" office:value-type="float" office:value="182" calcext:value-type="float">
            <text:p>182</text:p>
          </table:table-cell>
          <table:table-cell table:style-name="ce2" office:value-type="float" office:value="0.66" calcext:value-type="float">
            <text:p>0,66</text:p>
          </table:table-cell>
          <table:table-cell table:formula="of:=0.000000037127*[.A8]*[.A8]*[.A8]-0.0000046046*[.A8]*[.A8]+0.003723*[.A8]-0.054947" office:value-type="float" office:value="0.693938873736" calcext:value-type="float">
            <text:p>0,693938873736</text:p>
          </table:table-cell>
          <table:table-cell table:number-columns-repeated="1021"/>
        </table:table-row>
        <table:table-row table:style-name="ro1">
          <table:table-cell table:style-name="ce6" office:value-type="float" office:value="203" calcext:value-type="float">
            <text:p>203</text:p>
          </table:table-cell>
          <table:table-cell table:style-name="ce2" office:value-type="float" office:value="0.79" calcext:value-type="float">
            <text:p>0,79</text:p>
          </table:table-cell>
          <table:table-cell table:formula="of:=0.000000037127*[.A9]*[.A9]*[.A9]-0.0000046046*[.A9]*[.A9]+0.003723*[.A9]-0.054947" office:value-type="float" office:value="0.821654246829" calcext:value-type="float">
            <text:p>0,821654246829</text:p>
          </table:table-cell>
          <table:table-cell table:number-columns-repeated="1021"/>
        </table:table-row>
        <table:table-row table:style-name="ro1">
          <table:table-cell table:style-name="ce6" office:value-type="float" office:value="216" calcext:value-type="float">
            <text:p>216</text:p>
          </table:table-cell>
          <table:table-cell table:style-name="ce2" office:value-type="float" office:value="0.89" calcext:value-type="float">
            <text:p>0,89</text:p>
          </table:table-cell>
          <table:table-cell table:formula="of:=0.000000037127*[.A10]*[.A10]*[.A10]-0.0000046046*[.A10]*[.A10]+0.003723*[.A10]-0.054947" office:value-type="float" office:value="0.908543401792" calcext:value-type="float">
            <text:p>0,908543401792</text:p>
          </table:table-cell>
          <table:table-cell table:number-columns-repeated="1021"/>
        </table:table-row>
        <table:table-row table:style-name="ro1">
          <table:table-cell table:style-name="ce6" office:value-type="float" office:value="229" calcext:value-type="float">
            <text:p>229</text:p>
          </table:table-cell>
          <table:table-cell table:style-name="ce2" office:value-type="float" office:value="1" calcext:value-type="float">
            <text:p>1</text:p>
          </table:table-cell>
          <table:table-cell table:formula="of:=0.000000037127*[.A11]*[.A11]*[.A11]-0.0000046046*[.A11]*[.A11]+0.003723*[.A11]-0.054947" office:value-type="float" office:value="1.002007906003" calcext:value-type="float">
            <text:p>1,002007906003</text:p>
          </table:table-cell>
          <table:table-cell table:number-columns-repeated="1021"/>
        </table:table-row>
        <table:table-row table:style-name="ro1">
          <table:table-cell table:style-name="ce6" office:value-type="float" office:value="244" calcext:value-type="float">
            <text:p>244</text:p>
          </table:table-cell>
          <table:table-cell table:style-name="ce2" office:value-type="float" office:value="1.12" calcext:value-type="float">
            <text:p>1,12</text:p>
          </table:table-cell>
          <table:table-cell table:formula="of:=0.000000037127*[.A12]*[.A12]*[.A12]-0.0000046046*[.A12]*[.A12]+0.003723*[.A12]-0.054947" office:value-type="float" office:value="1.118661443968" calcext:value-type="float">
            <text:p>1,118661443968</text:p>
          </table:table-cell>
          <table:table-cell table:number-columns-repeated="1021"/>
        </table:table-row>
        <table:table-row table:style-name="ro1">
          <table:table-cell table:style-name="ce6" office:value-type="float" office:value="255" calcext:value-type="float">
            <text:p>255</text:p>
          </table:table-cell>
          <table:table-cell table:style-name="ce2" office:value-type="float" office:value="1.21" calcext:value-type="float">
            <text:p>1,21</text:p>
          </table:table-cell>
          <table:table-cell table:formula="of:=0.000000037127*[.A13]*[.A13]*[.A13]-0.0000046046*[.A13]*[.A13]+0.003723*[.A13]-0.054947" office:value-type="float" office:value="1.210620594625" calcext:value-type="float">
            <text:p>1,210620594625</text:p>
          </table:table-cell>
          <table:table-cell table:number-columns-repeated="1021"/>
        </table:table-row>
        <table:table-row table:style-name="ro1">
          <table:table-cell table:style-name="ce6" office:value-type="float" office:value="265" calcext:value-type="float">
            <text:p>265</text:p>
          </table:table-cell>
          <table:table-cell table:style-name="ce2" office:value-type="float" office:value="1.31" calcext:value-type="float">
            <text:p>1,31</text:p>
          </table:table-cell>
          <table:table-cell table:formula="of:=0.000000037127*[.A14]*[.A14]*[.A14]-0.0000046046*[.A14]*[.A14]+0.003723*[.A14]-0.054947" office:value-type="float" office:value="1.299209512375" calcext:value-type="float">
            <text:p>1,299209512375</text:p>
          </table:table-cell>
          <table:table-cell table:number-columns-repeated="1021"/>
        </table:table-row>
        <table:table-row table:style-name="ro1">
          <table:table-cell table:style-name="ce6" office:value-type="float" office:value="288" calcext:value-type="float">
            <text:p>288</text:p>
          </table:table-cell>
          <table:table-cell table:style-name="ce2" office:value-type="float" office:value="1.55" calcext:value-type="float">
            <text:p>1,55</text:p>
          </table:table-cell>
          <table:table-cell table:formula="of:=0.000000037127*[.A15]*[.A15]*[.A15]-0.0000046046*[.A15]*[.A15]+0.003723*[.A15]-0.054947" office:value-type="float" office:value="1.522238081344" calcext:value-type="float">
            <text:p>1,522238081344</text:p>
          </table:table-cell>
          <table:table-cell table:number-columns-repeated="1021"/>
        </table:table-row>
        <table:table-row table:style-name="ro1">
          <table:table-cell table:style-name="ce6" office:value-type="float" office:value="297" calcext:value-type="float">
            <text:p>297</text:p>
          </table:table-cell>
          <table:table-cell table:style-name="ce2" office:value-type="float" office:value="1.66" calcext:value-type="float">
            <text:p>1,66</text:p>
          </table:table-cell>
          <table:table-cell table:formula="of:=0.000000037127*[.A16]*[.A16]*[.A16]-0.0000046046*[.A16]*[.A16]+0.003723*[.A16]-0.054947" office:value-type="float" office:value="1.617272694871" calcext:value-type="float">
            <text:p>1,617272694871</text:p>
          </table:table-cell>
          <table:table-cell table:number-columns-repeated="1021"/>
        </table:table-row>
        <table:table-row table:style-name="ro1">
          <table:table-cell table:style-name="ce6" office:value-type="float" office:value="317" calcext:value-type="float">
            <text:p>317</text:p>
          </table:table-cell>
          <table:table-cell table:style-name="ce2" office:value-type="float" office:value="1.89" calcext:value-type="float">
            <text:p>1,89</text:p>
          </table:table-cell>
          <table:table-cell table:formula="of:=0.000000037127*[.A17]*[.A17]*[.A17]-0.0000046046*[.A17]*[.A17]+0.003723*[.A17]-0.054947" office:value-type="float" office:value="1.845213418251" calcext:value-type="float">
            <text:p>1,845213418251</text:p>
          </table:table-cell>
          <table:table-cell table:number-columns-repeated="1021"/>
        </table:table-row>
        <table:table-row table:style-name="ro1">
          <table:table-cell table:style-name="ce6" office:value-type="float" office:value="326" calcext:value-type="float">
            <text:p>326</text:p>
          </table:table-cell>
          <table:table-cell table:style-name="ce2" office:value-type="float" office:value="2.02" calcext:value-type="float">
            <text:p>2,02</text:p>
          </table:table-cell>
          <table:table-cell table:formula="of:=0.000000037127*[.A18]*[.A18]*[.A18]-0.0000046046*[.A18]*[.A18]+0.003723*[.A18]-0.054947" office:value-type="float" office:value="1.955693681352" calcext:value-type="float">
            <text:p>1,955693681352</text:p>
          </table:table-cell>
          <table:table-cell table:number-columns-repeated="1021"/>
        </table:table-row>
        <table:table-row table:style-name="ro1">
          <table:table-cell table:style-name="ce16" office:value-type="float" office:value="462" calcext:value-type="float">
            <text:p>462</text:p>
          </table:table-cell>
          <table:table-cell table:style-name="ce1" office:value-type="float" office:value="4.45" calcext:value-type="float">
            <text:p>4,45</text:p>
          </table:table-cell>
          <table:table-cell table:formula="of:=0.000000037127*[.A19]*[.A19]*[.A19]-0.0000046046*[.A19]*[.A19]+0.003723*[.A19]-0.054947" office:value-type="float" office:value="4.343390106856" calcext:value-type="float">
            <text:p>4,343390106856</text:p>
          </table:table-cell>
          <table:table-cell table:number-columns-repeated="1021"/>
        </table:table-row>
        <table:table-row table:style-name="ro1">
          <table:table-cell table:style-name="ce16" office:value-type="float" office:value="600" calcext:value-type="float">
            <text:p>600</text:p>
          </table:table-cell>
          <table:table-cell table:style-name="ce1" office:value-type="float" office:value="8.5" calcext:value-type="float">
            <text:p>8,5</text:p>
          </table:table-cell>
          <table:table-cell table:formula="of:=0.000000037127*[.A20]*[.A20]*[.A20]-0.0000046046*[.A20]*[.A20]+0.003723*[.A20]-0.054947" office:value-type="float" office:value="8.540629" calcext:value-type="float">
            <text:p>8,540629</text:p>
          </table:table-cell>
          <table:table-cell table:number-columns-repeated="1021"/>
        </table:table-row>
        <table:table-row table:style-name="ro1">
          <table:table-cell table:style-name="ce16" office:value-type="float" office:value="685" calcext:value-type="float">
            <text:p>685</text:p>
          </table:table-cell>
          <table:table-cell table:style-name="ce1" office:value-type="float" office:value="12" calcext:value-type="float">
            <text:p>12</text:p>
          </table:table-cell>
          <table:table-cell table:formula="of:=0.000000037127*[.A21]*[.A21]*[.A21]-0.0000046046*[.A21]*[.A21]+0.003723*[.A21]-0.054947" office:value-type="float" office:value="12.268042418875" calcext:value-type="float">
            <text:p>12,268042418875</text:p>
          </table:table-cell>
          <table:table-cell table:number-columns-repeated="1021"/>
        </table:table-row>
        <table:table-row table:style-name="ro1">
          <table:table-cell table:style-name="ce16" office:value-type="float" office:value="750" calcext:value-type="float">
            <text:p>750</text:p>
          </table:table-cell>
          <table:table-cell table:style-name="ce1" office:value-type="float" office:value="16" calcext:value-type="float">
            <text:p>16</text:p>
          </table:table-cell>
          <table:table-cell table:formula="of:=0.000000037127*[.A22]*[.A22]*[.A22]-0.0000046046*[.A22]*[.A22]+0.003723*[.A22]-0.054947" office:value-type="float" office:value="15.810168625" calcext:value-type="float">
            <text:p>15,810168625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formula="of:=0.000000037127*[.A23]*[.A23]*[.A23]-0.0000046046*[.A23]*[.A23]+0.003723*[.A23]-0.054947" office:value-type="float" office:value="18.985533" calcext:value-type="float">
            <text:p>18,985533</text:p>
          </table:table-cell>
          <table:table-cell table:number-columns-repeated="1021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table:formula="of:=0.000000037127*[.A24]*[.A24]*[.A24]-0.0000046046*[.A24]*[.A24]+0.003723*[.A24]-0.054947" office:value-type="float" office:value="22.583398375" calcext:value-type="float">
            <text:p>22,583398375</text:p>
          </table:table-cell>
          <table:table-cell table:number-columns-repeated="1021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table:formula="of:=0.000000037127*[.A25]*[.A25]*[.A25]-0.0000046046*[.A25]*[.A25]+0.003723*[.A25]-0.054947" office:value-type="float" office:value="26.63161" calcext:value-type="float">
            <text:p>26,63161</text:p>
          </table:table-cell>
          <table:table-cell table:number-columns-repeated="1021"/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table:formula="of:=0.000000037127*[.A26]*[.A26]*[.A26]-0.0000046046*[.A26]*[.A26]+0.003723*[.A26]-0.054947" office:value-type="float" office:value="31.158013125" calcext:value-type="float">
            <text:p>31,158013125</text:p>
          </table:table-cell>
          <table:table-cell table:number-columns-repeated="1021"/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table:formula="of:=0.000000037127*[.A27]*[.A27]*[.A27]-0.0000046046*[.A27]*[.A27]+0.003723*[.A27]-0.054947" office:value-type="float" office:value="34.114970544" calcext:value-type="float">
            <text:p>34,114970544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formula="of:=0.000000037127*[.A28]*[.A28]*[.A28]-0.0000046046*[.A28]*[.A28]+0.003723*[.A28]-0.054947" office:value-type="float" office:value="36.190453" calcext:value-type="float">
            <text:p>36,190453</text:p>
          </table:table-cell>
          <table:table-cell table:number-columns-repeated="1021"/>
        </table:table-row>
        <table:table-row table:style-name="ro1">
          <table:table-cell office:value-type="float" office:value="1010" calcext:value-type="float">
            <text:p>1010</text:p>
          </table:table-cell>
          <table:table-cell/>
          <table:table-cell table:formula="of:=0.000000037127*[.A29]*[.A29]*[.A29]-0.0000046046*[.A29]*[.A29]+0.003723*[.A29]-0.054947" office:value-type="float" office:value="37.260115767" calcext:value-type="float">
            <text:p>37,260115767</text:p>
          </table:table-cell>
          <table:table-cell table:number-columns-repeated="1021"/>
        </table:table-row>
        <table:table-row table:style-name="ro1">
          <table:table-cell office:value-type="float" office:value="1015" calcext:value-type="float">
            <text:p>1015</text:p>
          </table:table-cell>
          <table:table-cell/>
          <table:table-cell table:formula="of:=0.000000037127*[.A30]*[.A30]*[.A30]-0.0000046046*[.A30]*[.A30]+0.003723*[.A30]-0.054947" office:value-type="float" office:value="37.803024993625" calcext:value-type="float">
            <text:p>37,803024993625</text:p>
          </table:table-cell>
          <table:table-cell table:number-columns-repeated="1021"/>
        </table:table-row>
        <table:table-row table:style-name="ro1">
          <table:table-cell office:value-type="float" office:value="1020" calcext:value-type="float">
            <text:p>1020</text:p>
          </table:table-cell>
          <table:table-cell/>
          <table:table-cell table:formula="of:=0.000000037127*[.A31]*[.A31]*[.A31]-0.0000046046*[.A31]*[.A31]+0.003723*[.A31]-0.054947" office:value-type="float" office:value="38.351356576" calcext:value-type="float">
            <text:p>38,351356576</text:p>
          </table:table-cell>
          <table:table-cell table:number-columns-repeated="1021"/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table:formula="of:=0.000000037127*[.A32]*[.A32]*[.A32]-0.0000046046*[.A32]*[.A32]+0.003723*[.A32]-0.054947" office:value-type="float" office:value="38.461676025547" calcext:value-type="float">
            <text:p>38,461676025547</text:p>
          </table:table-cell>
          <table:table-cell table:number-columns-repeated="1021"/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  <table:table-cell table:formula="of:=0.000000037127*[.A33]*[.A33]*[.A33]-0.0000046046*[.A33]*[.A33]+0.003723*[.A33]-0.054947" office:value-type="float" office:value="38.572213705896" calcext:value-type="float">
            <text:p>38,572213705896</text:p>
          </table:table-cell>
          <table:table-cell table:number-columns-repeated="1021"/>
        </table:table-row>
        <table:table-row table:style-name="ro1">
          <table:table-cell office:value-type="float" office:value="1023" calcext:value-type="float">
            <text:p>1023</text:p>
          </table:table-cell>
          <table:table-cell/>
          <table:table-cell table:formula="of:=0.000000037127*[.A34]*[.A34]*[.A34]-0.0000046046*[.A34]*[.A34]+0.003723*[.A34]-0.054947" office:value-type="float" office:value="38.682969839809" calcext:value-type="float">
            <text:p>38,682969839809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лином х3" table:style-name="ta3">
        <office:forms form:automatic-focus="false" form:apply-design-mode="false"/>
        <table:shapes>
          <draw:frame draw:z-index="0" draw:name="Chart 1" draw:style-name="gr1" draw:text-style-name="P1" svg:width="225.91mm" svg:height="156.68mm" svg:x="131.51mm" svg:y="187.69mm">
            <draw:object draw:notify-on-update-of-ranges="'Полином х3'.B1:'Полином х3'.B1 'Полином х3'.B2:'Полином х3'.B55 'Полином х3'.A2:'Полином х3'.A55 'Полином х3'.C1:'Полином х3'.C1 'Полином х3'.C2:'Полином х3'.C55 'Полином х3'.A2:'Полином х3'.A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number-columns-repeated="3" table:default-cell-style-name="ce17"/>
        <table:table-column table:style-name="co1" table:number-columns-repeated="252" table:default-cell-style-name="ce3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>
            <text:p>Тр1 10к/2,5к</text:p>
          </table:table-cell>
          <table:table-cell table:style-name="ce1" office:value-type="string" calcext:value-type="string">
            <text:p>Амперы</text:p>
          </table:table-cell>
          <table:table-cell office:value-type="string" calcext:value-type="string">
            <text:p>A формула</text:p>
          </table:table-cell>
          <table:table-cell table:number-columns-repeated="1021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formula="of:=0.000000037127*[.A2]*[.A2]*[.A2]-0.0000046046*[.A2]*[.A2]+0.003723*[.A2]-0.054947" office:value-type="float" office:value="-0.054947" calcext:value-type="float">
            <text:p>-0,05</text:p>
          </table:table-cell>
          <table:table-cell table:formula="of:=0.000000037127*[.A2]*[.A2]*[.A2]-0.0000046046*[.A2]*[.A2]+0.003723*[.A2]"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"/>
          <table:table-cell table:formula="of:=0.000000037127*[.A3]*[.A3]*[.A3]-0.0000046046*[.A3]*[.A3]+0.003723*[.A3]-0.054947" office:value-type="float" office:value="-0.051228567473" calcext:value-type="float">
            <text:p>-0,05</text:p>
          </table:table-cell>
          <table:table-cell table:formula="of:=0.000000037127*[.A3]*[.A3]*[.A3]-0.0000046046*[.A3]*[.A3]+0.003723*[.A3]" office:value-type="float" office:value="0.003718432527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"/>
          <table:table-cell table:formula="of:=0.000000037127*[.A4]*[.A4]*[.A4]-0.0000046046*[.A4]*[.A4]+0.003723*[.A4]-0.054947" office:value-type="float" office:value="-0.036442474125" calcext:value-type="float">
            <text:p>-0,04</text:p>
          </table:table-cell>
          <table:table-cell table:formula="of:=0.000000037127*[.A4]*[.A4]*[.A4]-0.0000046046*[.A4]*[.A4]+0.003723*[.A4]" office:value-type="float" office:value="0.018504525875" calcext:value-type="float">
            <text:p>0,02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"/>
          <table:table-cell table:formula="of:=0.000000037127*[.A5]*[.A5]*[.A5]-0.0000046046*[.A5]*[.A5]+0.003723*[.A5]-0.054947" office:value-type="float" office:value="-0.018140333" calcext:value-type="float">
            <text:p>-0,02</text:p>
          </table:table-cell>
          <table:table-cell table:formula="of:=0.000000037127*[.A5]*[.A5]*[.A5]-0.0000046046*[.A5]*[.A5]+0.003723*[.A5]" office:value-type="float" office:value="0.036806667" calcext:value-type="float">
            <text:p>0,04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"/>
          <table:table-cell table:formula="of:=0.000000037127*[.A6]*[.A6]*[.A6]-0.0000046046*[.A6]*[.A6]+0.003723*[.A6]-0.054947" office:value-type="float" office:value="-0.0000127313749999983" calcext:value-type="float">
            <text:p>0,00</text:p>
          </table:table-cell>
          <table:table-cell table:formula="of:=0.000000037127*[.A6]*[.A6]*[.A6]-0.0000046046*[.A6]*[.A6]+0.003723*[.A6]" office:value-type="float" office:value="0.054934268625" calcext:value-type="float">
            <text:p>0,05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"/>
          <table:table-cell table:formula="of:=0.000000037127*[.A7]*[.A7]*[.A7]-0.0000046046*[.A7]*[.A7]+0.003723*[.A7]-0.054947" office:value-type="float" office:value="0.017968176" calcext:value-type="float">
            <text:p>0,02</text:p>
          </table:table-cell>
          <table:table-cell table:formula="of:=0.000000037127*[.A7]*[.A7]*[.A7]-0.0000046046*[.A7]*[.A7]+0.003723*[.A7]" office:value-type="float" office:value="0.072915176" calcext:value-type="float">
            <text:p>0,07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"/>
          <table:table-cell table:formula="of:=0.000000037127*[.A8]*[.A8]*[.A8]-0.0000046046*[.A8]*[.A8]+0.003723*[.A8]-0.054947" office:value-type="float" office:value="0.035830234375" calcext:value-type="float">
            <text:p>0,04</text:p>
          </table:table-cell>
          <table:table-cell table:formula="of:=0.000000037127*[.A8]*[.A8]*[.A8]-0.0000046046*[.A8]*[.A8]+0.003723*[.A8]" office:value-type="float" office:value="0.090777234375" calcext:value-type="float">
            <text:p>0,09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"/>
          <table:table-cell table:formula="of:=0.000000037127*[.A9]*[.A9]*[.A9]-0.0000046046*[.A9]*[.A9]+0.003723*[.A9]-0.054947" office:value-type="float" office:value="0.053601289" calcext:value-type="float">
            <text:p>0,05</text:p>
          </table:table-cell>
          <table:table-cell table:formula="of:=0.000000037127*[.A9]*[.A9]*[.A9]-0.0000046046*[.A9]*[.A9]+0.003723*[.A9]" office:value-type="float" office:value="0.108548289" calcext:value-type="float">
            <text:p>0,11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"/>
          <table:table-cell table:formula="of:=0.000000037127*[.A10]*[.A10]*[.A10]-0.0000046046*[.A10]*[.A10]+0.003723*[.A10]-0.054947" office:value-type="float" office:value="0.071309185125" calcext:value-type="float">
            <text:p>0,07</text:p>
          </table:table-cell>
          <table:table-cell table:formula="of:=0.000000037127*[.A10]*[.A10]*[.A10]-0.0000046046*[.A10]*[.A10]+0.003723*[.A10]" office:value-type="float" office:value="0.126256185125" calcext:value-type="float">
            <text:p>0,13</text:p>
          </table:table-cell>
          <table:table-cell table:number-columns-repeated="1020"/>
        </table:table-row>
        <table:table-row table:style-name="ro1">
          <table:table-cell table:style-name="ce6" office:value-type="float" office:value="35.5" calcext:value-type="float">
            <text:p>35,5</text:p>
          </table:table-cell>
          <table:table-cell table:style-name="ce2" office:value-type="float" office:value="0.11" calcext:value-type="float">
            <text:p>0,11</text:p>
          </table:table-cell>
          <table:table-cell table:formula="of:=0.000000037127*[.A11]*[.A11]*[.A11]-0.0000046046*[.A11]*[.A11]+0.003723*[.A11]-0.054947" office:value-type="float" office:value="0.073077573062125" calcext:value-type="float">
            <text:p>0,07</text:p>
          </table:table-cell>
          <table:table-cell table:formula="of:=0.000000037127*[.A11]*[.A11]*[.A11]-0.0000046046*[.A11]*[.A11]+0.003723*[.A11]" office:value-type="float" office:value="0.128024573062125" calcext:value-type="float">
            <text:p>0,13</text:p>
          </table:table-cell>
          <table:table-cell table:formula="of:=[.B11]-[.D11]" office:value-type="float" office:value="-0.018024573062125" calcext:value-type="float">
            <text:p>-0,02</text:p>
          </table:table-cell>
          <table:table-cell table:number-columns-repeated="101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2"/>
          <table:table-cell table:formula="of:=0.000000037127*[.A12]*[.A12]*[.A12]-0.0000046046*[.A12]*[.A12]+0.003723*[.A12]-0.054947" office:value-type="float" office:value="0.124332375" calcext:value-type="float">
            <text:p>0,12</text:p>
          </table:table-cell>
          <table:table-cell table:formula="of:=0.000000037127*[.A12]*[.A12]*[.A12]-0.0000046046*[.A12]*[.A12]+0.003723*[.A12]" office:value-type="float" office:value="0.179279375" calcext:value-type="float">
            <text:p>0,18</text:p>
          </table:table-cell>
          <table:table-cell table:number-columns-repeated="1020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2"/>
          <table:table-cell table:formula="of:=0.000000037127*[.A13]*[.A13]*[.A13]-0.0000046046*[.A13]*[.A13]+0.003723*[.A13]-0.054947" office:value-type="float" office:value="0.308434" calcext:value-type="float">
            <text:p>0,31</text:p>
          </table:table-cell>
          <table:table-cell table:formula="of:=0.000000037127*[.A13]*[.A13]*[.A13]-0.0000046046*[.A13]*[.A13]+0.003723*[.A13]" office:value-type="float" office:value="0.363381" calcext:value-type="float">
            <text:p>0,36</text:p>
          </table:table-cell>
          <table:table-cell table:number-columns-repeated="1020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2" office:value-type="float" office:value="0.33" calcext:value-type="float">
            <text:p>0,33</text:p>
          </table:table-cell>
          <table:table-cell table:formula="of:=0.000000037127*[.A14]*[.A14]*[.A14]-0.0000046046*[.A14]*[.A14]+0.003723*[.A14]-0.054947" office:value-type="float" office:value="0.364638902488" calcext:value-type="float">
            <text:p>0,36</text:p>
          </table:table-cell>
          <table:table-cell table:formula="of:=0.000000037127*[.A14]*[.A14]*[.A14]-0.0000046046*[.A14]*[.A14]+0.003723*[.A14]" office:value-type="float" office:value="0.419585902488" calcext:value-type="float">
            <text:p>0,42</text:p>
          </table:table-cell>
          <table:table-cell table:formula="of:=[.B14]-[.D14]" office:value-type="float" office:value="-0.089585902488" calcext:value-type="float">
            <text:p>-0,09</text:p>
          </table:table-cell>
          <table:table-cell table:number-columns-repeated="1019"/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2" office:value-type="float" office:value="0.44" calcext:value-type="float">
            <text:p>0,44</text:p>
          </table:table-cell>
          <table:table-cell table:formula="of:=0.000000037127*[.A15]*[.A15]*[.A15]-0.0000046046*[.A15]*[.A15]+0.003723*[.A15]-0.054947" office:value-type="float" office:value="0.491849567889" calcext:value-type="float">
            <text:p>0,49</text:p>
          </table:table-cell>
          <table:table-cell table:formula="of:=0.000000037127*[.A15]*[.A15]*[.A15]-0.0000046046*[.A15]*[.A15]+0.003723*[.A15]" office:value-type="float" office:value="0.546796567889" calcext:value-type="float">
            <text:p>0,55</text:p>
          </table:table-cell>
          <table:table-cell table:formula="of:=[.B15]-[.D15]" office:value-type="float" office:value="-0.106796567889" calcext:value-type="float">
            <text:p>-0,11</text:p>
          </table:table-cell>
          <table:table-cell table:number-columns-repeated="1019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2" office:value-type="float" office:value="0.45" calcext:value-type="float">
            <text:p>0,45</text:p>
          </table:table-cell>
          <table:table-cell table:formula="of:=0.000000037127*[.A16]*[.A16]*[.A16]-0.0000046046*[.A16]*[.A16]+0.003723*[.A16]-0.054947" office:value-type="float" office:value="0.501262585375" calcext:value-type="float">
            <text:p>0,50</text:p>
          </table:table-cell>
          <table:table-cell table:formula="of:=0.000000037127*[.A16]*[.A16]*[.A16]-0.0000046046*[.A16]*[.A16]+0.003723*[.A16]" office:value-type="float" office:value="0.556209585375" calcext:value-type="float">
            <text:p>0,56</text:p>
          </table:table-cell>
          <table:table-cell table:formula="of:=[.B16]-[.D16]" office:value-type="float" office:value="-0.106209585375" calcext:value-type="float">
            <text:p>-0,11</text:p>
          </table:table-cell>
          <table:table-cell table:number-columns-repeated="1019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2"/>
          <table:table-cell table:formula="of:=0.000000037127*[.A17]*[.A17]*[.A17]-0.0000046046*[.A17]*[.A17]+0.003723*[.A17]-0.054947" office:value-type="float" office:value="0.525203125" calcext:value-type="float">
            <text:p>0,53</text:p>
          </table:table-cell>
          <table:table-cell table:formula="of:=0.000000037127*[.A17]*[.A17]*[.A17]-0.0000046046*[.A17]*[.A17]+0.003723*[.A17]" office:value-type="float" office:value="0.580150125" calcext:value-type="float">
            <text:p>0,58</text:p>
          </table:table-cell>
          <table:table-cell table:number-columns-repeated="1020"/>
        </table:table-row>
        <table:table-row table:style-name="ro1">
          <table:table-cell table:style-name="ce6" office:value-type="float" office:value="168" calcext:value-type="float">
            <text:p>168</text:p>
          </table:table-cell>
          <table:table-cell table:style-name="ce2" office:value-type="float" office:value="0.57" calcext:value-type="float">
            <text:p>0,57</text:p>
          </table:table-cell>
          <table:table-cell table:formula="of:=0.000000037127*[.A18]*[.A18]*[.A18]-0.0000046046*[.A18]*[.A18]+0.003723*[.A18]-0.054947" office:value-type="float" office:value="0.616599340864" calcext:value-type="float">
            <text:p>0,62</text:p>
          </table:table-cell>
          <table:table-cell table:formula="of:=0.000000037127*[.A18]*[.A18]*[.A18]-0.0000046046*[.A18]*[.A18]+0.003723*[.A18]" office:value-type="float" office:value="0.671546340864" calcext:value-type="float">
            <text:p>0,67</text:p>
          </table:table-cell>
          <table:table-cell table:formula="of:=[.B18]-[.D18]" office:value-type="float" office:value="-0.101546340864" calcext:value-type="float">
            <text:p>-0,10</text:p>
          </table:table-cell>
          <table:table-cell table:number-columns-repeated="1019"/>
        </table:table-row>
        <table:table-row table:style-name="ro1">
          <table:table-cell table:style-name="ce6" office:value-type="float" office:value="182" calcext:value-type="float">
            <text:p>182</text:p>
          </table:table-cell>
          <table:table-cell table:style-name="ce2" office:value-type="float" office:value="0.66" calcext:value-type="float">
            <text:p>0,66</text:p>
          </table:table-cell>
          <table:table-cell table:formula="of:=0.000000037127*[.A19]*[.A19]*[.A19]-0.0000046046*[.A19]*[.A19]+0.003723*[.A19]-0.054947" office:value-type="float" office:value="0.693938873736" calcext:value-type="float">
            <text:p>0,69</text:p>
          </table:table-cell>
          <table:table-cell table:formula="of:=0.000000037127*[.A19]*[.A19]*[.A19]-0.0000046046*[.A19]*[.A19]+0.003723*[.A19]" office:value-type="float" office:value="0.748885873736" calcext:value-type="float">
            <text:p>0,75</text:p>
          </table:table-cell>
          <table:table-cell table:formula="of:=[.B19]-[.D19]" office:value-type="float" office:value="-0.0888858737359999" calcext:value-type="float">
            <text:p>-0,09</text:p>
          </table:table-cell>
          <table:table-cell table:number-columns-repeated="1019"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table:style-name="ce2"/>
          <table:table-cell table:formula="of:=0.000000037127*[.A20]*[.A20]*[.A20]-0.0000046046*[.A20]*[.A20]+0.003723*[.A20]-0.054947" office:value-type="float" office:value="0.802485" calcext:value-type="float">
            <text:p>0,80</text:p>
          </table:table-cell>
          <table:table-cell table:formula="of:=0.000000037127*[.A20]*[.A20]*[.A20]-0.0000046046*[.A20]*[.A20]+0.003723*[.A20]" office:value-type="float" office:value="0.857432" calcext:value-type="float">
            <text:p>0,86</text:p>
          </table:table-cell>
          <table:table-cell table:number-columns-repeated="1020"/>
        </table:table-row>
        <table:table-row table:style-name="ro1">
          <table:table-cell table:style-name="ce6" office:value-type="float" office:value="203" calcext:value-type="float">
            <text:p>203</text:p>
          </table:table-cell>
          <table:table-cell table:style-name="ce2" office:value-type="float" office:value="0.79" calcext:value-type="float">
            <text:p>0,79</text:p>
          </table:table-cell>
          <table:table-cell table:formula="of:=0.000000037127*[.A21]*[.A21]*[.A21]-0.0000046046*[.A21]*[.A21]+0.003723*[.A21]-0.054947" office:value-type="float" office:value="0.821654246829" calcext:value-type="float">
            <text:p>0,82</text:p>
          </table:table-cell>
          <table:table-cell table:formula="of:=0.000000037127*[.A21]*[.A21]*[.A21]-0.0000046046*[.A21]*[.A21]+0.003723*[.A21]" office:value-type="float" office:value="0.876601246829" calcext:value-type="float">
            <text:p>0,88</text:p>
          </table:table-cell>
          <table:table-cell table:formula="of:=[.B21]-[.D21]" office:value-type="float" office:value="-0.0866012468289998" calcext:value-type="float">
            <text:p>-0,09</text:p>
          </table:table-cell>
          <table:table-cell table:number-columns-repeated="1019"/>
        </table:table-row>
        <table:table-row table:style-name="ro1">
          <table:table-cell table:style-name="ce6" office:value-type="float" office:value="216" calcext:value-type="float">
            <text:p>216</text:p>
          </table:table-cell>
          <table:table-cell table:style-name="ce2" office:value-type="float" office:value="0.89" calcext:value-type="float">
            <text:p>0,89</text:p>
          </table:table-cell>
          <table:table-cell table:formula="of:=0.000000037127*[.A22]*[.A22]*[.A22]-0.0000046046*[.A22]*[.A22]+0.003723*[.A22]-0.054947" office:value-type="float" office:value="0.908543401792" calcext:value-type="float">
            <text:p>0,91</text:p>
          </table:table-cell>
          <table:table-cell table:formula="of:=0.000000037127*[.A22]*[.A22]*[.A22]-0.0000046046*[.A22]*[.A22]+0.003723*[.A22]" office:value-type="float" office:value="0.963490401792" calcext:value-type="float">
            <text:p>0,96</text:p>
          </table:table-cell>
          <table:table-cell table:formula="of:=[.B22]-[.D22]" office:value-type="float" office:value="-0.073490401792" calcext:value-type="float">
            <text:p>-0,07</text:p>
          </table:table-cell>
          <table:table-cell table:number-columns-repeated="1019"/>
        </table:table-row>
        <table:table-row table:style-name="ro1">
          <table:table-cell table:style-name="ce6" office:value-type="float" office:value="229" calcext:value-type="float">
            <text:p>229</text:p>
          </table:table-cell>
          <table:table-cell table:style-name="ce2" office:value-type="float" office:value="1" calcext:value-type="float">
            <text:p>1</text:p>
          </table:table-cell>
          <table:table-cell table:formula="of:=0.000000037127*[.A23]*[.A23]*[.A23]-0.0000046046*[.A23]*[.A23]+0.003723*[.A23]-0.054947" office:value-type="float" office:value="1.002007906003" calcext:value-type="float">
            <text:p>1,00</text:p>
          </table:table-cell>
          <table:table-cell table:formula="of:=0.000000037127*[.A23]*[.A23]*[.A23]-0.0000046046*[.A23]*[.A23]+0.003723*[.A23]" office:value-type="float" office:value="1.056954906003" calcext:value-type="float">
            <text:p>1,06</text:p>
          </table:table-cell>
          <table:table-cell table:formula="of:=[.B23]-[.D23]" office:value-type="float" office:value="-0.0569549060029999" calcext:value-type="float">
            <text:p>-0,06</text:p>
          </table:table-cell>
          <table:table-cell table:number-columns-repeated="1019"/>
        </table:table-row>
        <table:table-row table:style-name="ro1">
          <table:table-cell table:style-name="ce6" office:value-type="float" office:value="244" calcext:value-type="float">
            <text:p>244</text:p>
          </table:table-cell>
          <table:table-cell table:style-name="ce2" office:value-type="float" office:value="1.12" calcext:value-type="float">
            <text:p>1,12</text:p>
          </table:table-cell>
          <table:table-cell table:formula="of:=0.000000037127*[.A24]*[.A24]*[.A24]-0.0000046046*[.A24]*[.A24]+0.003723*[.A24]-0.054947" office:value-type="float" office:value="1.118661443968" calcext:value-type="float">
            <text:p>1,12</text:p>
          </table:table-cell>
          <table:table-cell table:formula="of:=0.000000037127*[.A24]*[.A24]*[.A24]-0.0000046046*[.A24]*[.A24]+0.003723*[.A24]" office:value-type="float" office:value="1.173608443968" calcext:value-type="float">
            <text:p>1,17</text:p>
          </table:table-cell>
          <table:table-cell table:formula="of:=[.B24]-[.D24]" office:value-type="float" office:value="-0.0536084439679998" calcext:value-type="float">
            <text:p>-0,05</text:p>
          </table:table-cell>
          <table:table-cell table:number-columns-repeated="1019"/>
        </table:table-row>
        <table:table-row table:style-name="ro1">
          <table:table-cell table:style-name="ce6" office:value-type="float" office:value="250" calcext:value-type="float">
            <text:p>250</text:p>
          </table:table-cell>
          <table:table-cell table:style-name="ce2"/>
          <table:table-cell table:formula="of:=0.000000037127*[.A25]*[.A25]*[.A25]-0.0000046046*[.A25]*[.A25]+0.003723*[.A25]-0.054947" office:value-type="float" office:value="1.168124875" calcext:value-type="float">
            <text:p>1,17</text:p>
          </table:table-cell>
          <table:table-cell table:formula="of:=0.000000037127*[.A25]*[.A25]*[.A25]-0.0000046046*[.A25]*[.A25]+0.003723*[.A25]" office:value-type="float" office:value="1.223071875" calcext:value-type="float">
            <text:p>1,22</text:p>
          </table:table-cell>
          <table:table-cell table:number-columns-repeated="1020"/>
        </table:table-row>
        <table:table-row table:style-name="ro1">
          <table:table-cell table:style-name="ce6" office:value-type="float" office:value="255" calcext:value-type="float">
            <text:p>255</text:p>
          </table:table-cell>
          <table:table-cell table:style-name="ce2" office:value-type="float" office:value="1.21" calcext:value-type="float">
            <text:p>1,21</text:p>
          </table:table-cell>
          <table:table-cell table:formula="of:=0.000000037127*[.A26]*[.A26]*[.A26]-0.0000046046*[.A26]*[.A26]+0.003723*[.A26]-0.054947" office:value-type="float" office:value="1.210620594625" calcext:value-type="float">
            <text:p>1,21</text:p>
          </table:table-cell>
          <table:table-cell table:formula="of:=0.000000037127*[.A26]*[.A26]*[.A26]-0.0000046046*[.A26]*[.A26]+0.003723*[.A26]" office:value-type="float" office:value="1.265567594625" calcext:value-type="float">
            <text:p>1,27</text:p>
          </table:table-cell>
          <table:table-cell table:formula="of:=[.B26]-[.D26]" office:value-type="float" office:value="-0.0555675946249998" calcext:value-type="float">
            <text:p>-0,06</text:p>
          </table:table-cell>
          <table:table-cell table:number-columns-repeated="1019"/>
        </table:table-row>
        <table:table-row table:style-name="ro1">
          <table:table-cell table:style-name="ce6" office:value-type="float" office:value="265" calcext:value-type="float">
            <text:p>265</text:p>
          </table:table-cell>
          <table:table-cell table:style-name="ce2" office:value-type="float" office:value="1.31" calcext:value-type="float">
            <text:p>1,31</text:p>
          </table:table-cell>
          <table:table-cell table:formula="of:=0.000000037127*[.A27]*[.A27]*[.A27]-0.0000046046*[.A27]*[.A27]+0.003723*[.A27]-0.054947" office:value-type="float" office:value="1.299209512375" calcext:value-type="float">
            <text:p>1,30</text:p>
          </table:table-cell>
          <table:table-cell table:formula="of:=0.000000037127*[.A27]*[.A27]*[.A27]-0.0000046046*[.A27]*[.A27]+0.003723*[.A27]" office:value-type="float" office:value="1.354156512375" calcext:value-type="float">
            <text:p>1,35</text:p>
          </table:table-cell>
          <table:table-cell table:formula="of:=[.B27]-[.D27]" office:value-type="float" office:value="-0.0441565123749998" calcext:value-type="float">
            <text:p>-0,04</text:p>
          </table:table-cell>
          <table:table-cell table:number-columns-repeated="1019"/>
        </table:table-row>
        <table:table-row table:style-name="ro1">
          <table:table-cell table:style-name="ce6" office:value-type="float" office:value="288" calcext:value-type="float">
            <text:p>288</text:p>
          </table:table-cell>
          <table:table-cell table:style-name="ce2" office:value-type="float" office:value="1.55" calcext:value-type="float">
            <text:p>1,55</text:p>
          </table:table-cell>
          <table:table-cell table:formula="of:=0.000000037127*[.A28]*[.A28]*[.A28]-0.0000046046*[.A28]*[.A28]+0.003723*[.A28]-0.054947" office:value-type="float" office:value="1.522238081344" calcext:value-type="float">
            <text:p>1,52</text:p>
          </table:table-cell>
          <table:table-cell table:formula="of:=0.000000037127*[.A28]*[.A28]*[.A28]-0.0000046046*[.A28]*[.A28]+0.003723*[.A28]" office:value-type="float" office:value="1.577185081344" calcext:value-type="float">
            <text:p>1,58</text:p>
          </table:table-cell>
          <table:table-cell table:formula="of:=[.B28]-[.D28]" office:value-type="float" office:value="-0.0271850813439998" calcext:value-type="float">
            <text:p>-0,03</text:p>
          </table:table-cell>
          <table:table-cell table:number-columns-repeated="1019"/>
        </table:table-row>
        <table:table-row table:style-name="ro1">
          <table:table-cell table:style-name="ce6" office:value-type="float" office:value="297" calcext:value-type="float">
            <text:p>297</text:p>
          </table:table-cell>
          <table:table-cell table:style-name="ce2" office:value-type="float" office:value="1.66" calcext:value-type="float">
            <text:p>1,66</text:p>
          </table:table-cell>
          <table:table-cell table:formula="of:=0.000000037127*[.A29]*[.A29]*[.A29]-0.0000046046*[.A29]*[.A29]+0.003723*[.A29]-0.054947" office:value-type="float" office:value="1.617272694871" calcext:value-type="float">
            <text:p>1,62</text:p>
          </table:table-cell>
          <table:table-cell table:formula="of:=0.000000037127*[.A29]*[.A29]*[.A29]-0.0000046046*[.A29]*[.A29]+0.003723*[.A29]" office:value-type="float" office:value="1.672219694871" calcext:value-type="float">
            <text:p>1,67</text:p>
          </table:table-cell>
          <table:table-cell table:formula="of:=[.B29]-[.D29]" office:value-type="float" office:value="-0.0122196948710001" calcext:value-type="float">
            <text:p>-0,01</text:p>
          </table:table-cell>
          <table:table-cell table:number-columns-repeated="1019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2"/>
          <table:table-cell table:formula="of:=0.000000037127*[.A30]*[.A30]*[.A30]-0.0000046046*[.A30]*[.A30]+0.003723*[.A30]-0.054947" office:value-type="float" office:value="1.649968" calcext:value-type="float">
            <text:p>1,65</text:p>
          </table:table-cell>
          <table:table-cell table:formula="of:=0.000000037127*[.A30]*[.A30]*[.A30]-0.0000046046*[.A30]*[.A30]+0.003723*[.A30]" office:value-type="float" office:value="1.704915" calcext:value-type="float">
            <text:p>1,70</text:p>
          </table:table-cell>
          <table:table-cell table:number-columns-repeated="1020"/>
        </table:table-row>
        <table:table-row table:style-name="ro1">
          <table:table-cell table:style-name="ce6" office:value-type="float" office:value="317" calcext:value-type="float">
            <text:p>317</text:p>
          </table:table-cell>
          <table:table-cell table:style-name="ce2" office:value-type="float" office:value="1.89" calcext:value-type="float">
            <text:p>1,89</text:p>
          </table:table-cell>
          <table:table-cell table:formula="of:=0.000000037127*[.A31]*[.A31]*[.A31]-0.0000046046*[.A31]*[.A31]+0.003723*[.A31]-0.054947" office:value-type="float" office:value="1.845213418251" calcext:value-type="float">
            <text:p>1,85</text:p>
          </table:table-cell>
          <table:table-cell table:formula="of:=0.000000037127*[.A31]*[.A31]*[.A31]-0.0000046046*[.A31]*[.A31]+0.003723*[.A31]" office:value-type="float" office:value="1.900160418251" calcext:value-type="float">
            <text:p>1,90</text:p>
          </table:table-cell>
          <table:table-cell table:formula="of:=[.B31]-[.D31]" office:value-type="float" office:value="-0.010160418251" calcext:value-type="float">
            <text:p>-0,01</text:p>
          </table:table-cell>
          <table:table-cell table:number-columns-repeated="1019"/>
        </table:table-row>
        <table:table-row table:style-name="ro1">
          <table:table-cell table:style-name="ce6" office:value-type="float" office:value="326" calcext:value-type="float">
            <text:p>326</text:p>
          </table:table-cell>
          <table:table-cell table:style-name="ce2" office:value-type="float" office:value="2.02" calcext:value-type="float">
            <text:p>2,02</text:p>
          </table:table-cell>
          <table:table-cell table:formula="of:=0.000000037127*[.A32]*[.A32]*[.A32]-0.0000046046*[.A32]*[.A32]+0.003723*[.A32]-0.054947" office:value-type="float" office:value="1.955693681352" calcext:value-type="float">
            <text:p>1,96</text:p>
          </table:table-cell>
          <table:table-cell table:formula="of:=0.000000037127*[.A32]*[.A32]*[.A32]-0.0000046046*[.A32]*[.A32]+0.003723*[.A32]" office:value-type="float" office:value="2.010640681352" calcext:value-type="float">
            <text:p>2,01</text:p>
          </table:table-cell>
          <table:table-cell table:formula="of:=[.B32]-[.D32]" office:value-type="float" office:value="0.00935931864800033" calcext:value-type="float">
            <text:p>0,01</text:p>
          </table:table-cell>
          <table:table-cell table:number-columns-repeated="1019"/>
        </table:table-row>
        <table:table-row table:style-name="ro1">
          <table:table-cell table:style-name="ce6" office:value-type="float" office:value="350" calcext:value-type="float">
            <text:p>350</text:p>
          </table:table-cell>
          <table:table-cell table:style-name="ce2"/>
          <table:table-cell table:formula="of:=0.000000037127*[.A33]*[.A33]*[.A33]-0.0000046046*[.A33]*[.A33]+0.003723*[.A33]-0.054947" office:value-type="float" office:value="2.275859625" calcext:value-type="float">
            <text:p>2,28</text:p>
          </table:table-cell>
          <table:table-cell table:formula="of:=0.000000037127*[.A33]*[.A33]*[.A33]-0.0000046046*[.A33]*[.A33]+0.003723*[.A33]" office:value-type="float" office:value="2.330806625" calcext:value-type="float">
            <text:p>2,33</text:p>
          </table:table-cell>
          <table:table-cell table:number-columns-repeated="1020"/>
        </table:table-row>
        <table:table-row table:style-name="ro1">
          <table:table-cell table:style-name="ce6" office:value-type="float" office:value="400" calcext:value-type="float">
            <text:p>400</text:p>
          </table:table-cell>
          <table:table-cell table:style-name="ce2"/>
          <table:table-cell table:formula="of:=0.000000037127*[.A34]*[.A34]*[.A34]-0.0000046046*[.A34]*[.A34]+0.003723*[.A34]-0.054947" office:value-type="float" office:value="3.073645" calcext:value-type="float">
            <text:p>3,07</text:p>
          </table:table-cell>
          <table:table-cell table:formula="of:=0.000000037127*[.A34]*[.A34]*[.A34]-0.0000046046*[.A34]*[.A34]+0.003723*[.A34]" office:value-type="float" office:value="3.128592" calcext:value-type="float">
            <text:p>3,13</text:p>
          </table:table-cell>
          <table:table-cell table:number-columns-repeated="1020"/>
        </table:table-row>
        <table:table-row table:style-name="ro1">
          <table:table-cell table:style-name="ce6" office:value-type="float" office:value="450" calcext:value-type="float">
            <text:p>450</text:p>
          </table:table-cell>
          <table:table-cell table:style-name="ce2"/>
          <table:table-cell table:formula="of:=0.000000037127*[.A35]*[.A35]*[.A35]-0.0000046046*[.A35]*[.A35]+0.003723*[.A35]-0.054947" office:value-type="float" office:value="4.071169375" calcext:value-type="float">
            <text:p>4,07</text:p>
          </table:table-cell>
          <table:table-cell table:formula="of:=0.000000037127*[.A35]*[.A35]*[.A35]-0.0000046046*[.A35]*[.A35]+0.003723*[.A35]" office:value-type="float" office:value="4.126116375" calcext:value-type="float">
            <text:p>4,13</text:p>
          </table:table-cell>
          <table:table-cell table:number-columns-repeated="1020"/>
        </table:table-row>
        <table:table-row table:style-name="ro1">
          <table:table-cell table:style-name="ce16" office:value-type="float" office:value="462" calcext:value-type="float">
            <text:p>462</text:p>
          </table:table-cell>
          <table:table-cell table:style-name="ce1" office:value-type="float" office:value="4.45" calcext:value-type="float">
            <text:p>4,45</text:p>
          </table:table-cell>
          <table:table-cell table:formula="of:=0.000000037127*[.A36]*[.A36]*[.A36]-0.0000046046*[.A36]*[.A36]+0.003723*[.A36]-0.054947" office:value-type="float" office:value="4.343390106856" calcext:value-type="float">
            <text:p>4,34</text:p>
          </table:table-cell>
          <table:table-cell table:formula="of:=0.000000037127*[.A36]*[.A36]*[.A36]-0.0000046046*[.A36]*[.A36]+0.003723*[.A36]" office:value-type="float" office:value="4.398337106856" calcext:value-type="float">
            <text:p>4,40</text:p>
          </table:table-cell>
          <table:table-cell table:formula="of:=[.B36]-[.D36]" office:value-type="float" office:value="0.0516628931440009" calcext:value-type="float">
            <text:p>0,05</text:p>
          </table:table-cell>
          <table:table-cell table:number-columns-repeated="1019"/>
        </table:table-row>
        <table:table-row table:style-name="ro1">
          <table:table-cell table:style-name="ce16" office:value-type="float" office:value="500" calcext:value-type="float">
            <text:p>500</text:p>
          </table:table-cell>
          <table:table-cell table:style-name="ce1"/>
          <table:table-cell table:formula="of:=0.000000037127*[.A37]*[.A37]*[.A37]-0.0000046046*[.A37]*[.A37]+0.003723*[.A37]-0.054947" office:value-type="float" office:value="5.296278" calcext:value-type="float">
            <text:p>5,30</text:p>
          </table:table-cell>
          <table:table-cell table:formula="of:=0.000000037127*[.A37]*[.A37]*[.A37]-0.0000046046*[.A37]*[.A37]+0.003723*[.A37]" office:value-type="float" office:value="5.351225" calcext:value-type="float">
            <text:p>5,35</text:p>
          </table:table-cell>
          <table:table-cell table:number-columns-repeated="1020"/>
        </table:table-row>
        <table:table-row table:style-name="ro1">
          <table:table-cell table:style-name="ce16" office:value-type="float" office:value="550" calcext:value-type="float">
            <text:p>550</text:p>
          </table:table-cell>
          <table:table-cell table:style-name="ce1"/>
          <table:table-cell table:formula="of:=0.000000037127*[.A38]*[.A38]*[.A38]-0.0000046046*[.A38]*[.A38]+0.003723*[.A38]-0.054947" office:value-type="float" office:value="6.776816125" calcext:value-type="float">
            <text:p>6,78</text:p>
          </table:table-cell>
          <table:table-cell table:formula="of:=0.000000037127*[.A38]*[.A38]*[.A38]-0.0000046046*[.A38]*[.A38]+0.003723*[.A38]" office:value-type="float" office:value="6.831763125" calcext:value-type="float">
            <text:p>6,83</text:p>
          </table:table-cell>
          <table:table-cell table:number-columns-repeated="1020"/>
        </table:table-row>
        <table:table-row table:style-name="ro1">
          <table:table-cell table:style-name="ce16" office:value-type="float" office:value="600" calcext:value-type="float">
            <text:p>600</text:p>
          </table:table-cell>
          <table:table-cell table:style-name="ce1" office:value-type="float" office:value="8.5" calcext:value-type="float">
            <text:p>8,5</text:p>
          </table:table-cell>
          <table:table-cell table:formula="of:=0.000000037127*[.A39]*[.A39]*[.A39]-0.0000046046*[.A39]*[.A39]+0.003723*[.A39]-0.054947" office:value-type="float" office:value="8.540629" calcext:value-type="float">
            <text:p>8,54</text:p>
          </table:table-cell>
          <table:table-cell table:formula="of:=0.000000037127*[.A39]*[.A39]*[.A39]-0.0000046046*[.A39]*[.A39]+0.003723*[.A39]" office:value-type="float" office:value="8.595576" calcext:value-type="float">
            <text:p>8,60</text:p>
          </table:table-cell>
          <table:table-cell table:formula="of:=[.B39]-[.D39]" office:value-type="float" office:value="-0.0955759999999994" calcext:value-type="float">
            <text:p>-0,10</text:p>
          </table:table-cell>
          <table:table-cell table:number-columns-repeated="1019"/>
        </table:table-row>
        <table:table-row table:style-name="ro1">
          <table:table-cell table:style-name="ce16" office:value-type="float" office:value="650" calcext:value-type="float">
            <text:p>650</text:p>
          </table:table-cell>
          <table:table-cell table:style-name="ce1"/>
          <table:table-cell table:formula="of:=0.000000037127*[.A40]*[.A40]*[.A40]-0.0000046046*[.A40]*[.A40]+0.003723*[.A40]-0.054947" office:value-type="float" office:value="10.615561875" calcext:value-type="float">
            <text:p>10,62</text:p>
          </table:table-cell>
          <table:table-cell table:formula="of:=0.000000037127*[.A40]*[.A40]*[.A40]-0.0000046046*[.A40]*[.A40]+0.003723*[.A40]" office:value-type="float" office:value="10.670508875" calcext:value-type="float">
            <text:p>10,67</text:p>
          </table:table-cell>
          <table:table-cell table:number-columns-repeated="1020"/>
        </table:table-row>
        <table:table-row table:style-name="ro1">
          <table:table-cell table:style-name="ce16" office:value-type="float" office:value="685" calcext:value-type="float">
            <text:p>685</text:p>
          </table:table-cell>
          <table:table-cell table:style-name="ce1" office:value-type="float" office:value="12" calcext:value-type="float">
            <text:p>12</text:p>
          </table:table-cell>
          <table:table-cell table:formula="of:=0.000000037127*[.A41]*[.A41]*[.A41]-0.0000046046*[.A41]*[.A41]+0.003723*[.A41]-0.054947" office:value-type="float" office:value="12.268042418875" calcext:value-type="float">
            <text:p>12,27</text:p>
          </table:table-cell>
          <table:table-cell table:formula="of:=0.000000037127*[.A41]*[.A41]*[.A41]-0.0000046046*[.A41]*[.A41]+0.003723*[.A41]" office:value-type="float" office:value="12.322989418875" calcext:value-type="float">
            <text:p>12,32</text:p>
          </table:table-cell>
          <table:table-cell table:formula="of:=[.B41]-[.D41]" office:value-type="float" office:value="-0.322989418875" calcext:value-type="float">
            <text:p>-0,32</text:p>
          </table:table-cell>
          <table:table-cell table:number-columns-repeated="1019"/>
        </table:table-row>
        <table:table-row table:style-name="ro1">
          <table:table-cell table:style-name="ce16" office:value-type="float" office:value="700" calcext:value-type="float">
            <text:p>700</text:p>
          </table:table-cell>
          <table:table-cell table:style-name="ce1"/>
          <table:table-cell table:formula="of:=0.000000037127*[.A42]*[.A42]*[.A42]-0.0000046046*[.A42]*[.A42]+0.003723*[.A42]-0.054947" office:value-type="float" office:value="13.02946" calcext:value-type="float">
            <text:p>13,03</text:p>
          </table:table-cell>
          <table:table-cell table:formula="of:=0.000000037127*[.A42]*[.A42]*[.A42]-0.0000046046*[.A42]*[.A42]+0.003723*[.A42]" office:value-type="float" office:value="13.084407" calcext:value-type="float">
            <text:p>13,08</text:p>
          </table:table-cell>
          <table:table-cell table:number-columns-repeated="1020"/>
        </table:table-row>
        <table:table-row table:style-name="ro1">
          <table:table-cell table:style-name="ce16" office:value-type="float" office:value="750" calcext:value-type="float">
            <text:p>750</text:p>
          </table:table-cell>
          <table:table-cell table:style-name="ce1" office:value-type="float" office:value="16" calcext:value-type="float">
            <text:p>16</text:p>
          </table:table-cell>
          <table:table-cell table:formula="of:=0.000000037127*[.A43]*[.A43]*[.A43]-0.0000046046*[.A43]*[.A43]+0.003723*[.A43]-0.054947" office:value-type="float" office:value="15.810168625" calcext:value-type="float">
            <text:p>15,81</text:p>
          </table:table-cell>
          <table:table-cell table:formula="of:=0.000000037127*[.A43]*[.A43]*[.A43]-0.0000046046*[.A43]*[.A43]+0.003723*[.A43]" office:value-type="float" office:value="15.865115625" calcext:value-type="float">
            <text:p>15,87</text:p>
          </table:table-cell>
          <table:table-cell table:formula="of:=[.B43]-[.D43]" office:value-type="float" office:value="0.134884375000002" calcext:value-type="float">
            <text:p>0,13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formula="of:=0.000000037127*[.A44]*[.A44]*[.A44]-0.0000046046*[.A44]*[.A44]+0.003723*[.A44]-0.054947" office:value-type="float" office:value="18.985533" calcext:value-type="float">
            <text:p>18,99</text:p>
          </table:table-cell>
          <table:table-cell table:formula="of:=0.000000037127*[.A44]*[.A44]*[.A44]-0.0000046046*[.A44]*[.A44]+0.003723*[.A44]" office:value-type="float" office:value="19.04048" calcext:value-type="float">
            <text:p>19,04</text:p>
          </table:table-cell>
          <table:table-cell table:number-columns-repeated="1020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table:formula="of:=0.000000037127*[.A45]*[.A45]*[.A45]-0.0000046046*[.A45]*[.A45]+0.003723*[.A45]-0.054947" office:value-type="float" office:value="22.583398375" calcext:value-type="float">
            <text:p>22,58</text:p>
          </table:table-cell>
          <table:table-cell table:formula="of:=0.000000037127*[.A45]*[.A45]*[.A45]-0.0000046046*[.A45]*[.A45]+0.003723*[.A45]" office:value-type="float" office:value="22.638345375" calcext:value-type="float">
            <text:p>22,64</text:p>
          </table:table-cell>
          <table:table-cell table:number-columns-repeated="1020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table:formula="of:=0.000000037127*[.A46]*[.A46]*[.A46]-0.0000046046*[.A46]*[.A46]+0.003723*[.A46]-0.054947" office:value-type="float" office:value="26.63161" calcext:value-type="float">
            <text:p>26,63</text:p>
          </table:table-cell>
          <table:table-cell table:formula="of:=0.000000037127*[.A46]*[.A46]*[.A46]-0.0000046046*[.A46]*[.A46]+0.003723*[.A46]" office:value-type="float" office:value="26.686557" calcext:value-type="float">
            <text:p>26,69</text:p>
          </table:table-cell>
          <table:table-cell table:number-columns-repeated="1020"/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table:formula="of:=0.000000037127*[.A47]*[.A47]*[.A47]-0.0000046046*[.A47]*[.A47]+0.003723*[.A47]-0.054947" office:value-type="float" office:value="31.158013125" calcext:value-type="float">
            <text:p>31,16</text:p>
          </table:table-cell>
          <table:table-cell table:formula="of:=0.000000037127*[.A47]*[.A47]*[.A47]-0.0000046046*[.A47]*[.A47]+0.003723*[.A47]" office:value-type="float" office:value="31.212960125" calcext:value-type="float">
            <text:p>31,21</text:p>
          </table:table-cell>
          <table:table-cell table:number-columns-repeated="1020"/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table:formula="of:=0.000000037127*[.A48]*[.A48]*[.A48]-0.0000046046*[.A48]*[.A48]+0.003723*[.A48]-0.054947" office:value-type="float" office:value="34.114970544" calcext:value-type="float">
            <text:p>34,11</text:p>
          </table:table-cell>
          <table:table-cell table:formula="of:=0.000000037127*[.A48]*[.A48]*[.A48]-0.0000046046*[.A48]*[.A48]+0.003723*[.A48]" office:value-type="float" office:value="34.169917544" calcext:value-type="float">
            <text:p>34,17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formula="of:=0.000000037127*[.A49]*[.A49]*[.A49]-0.0000046046*[.A49]*[.A49]+0.003723*[.A49]-0.054947" office:value-type="float" office:value="36.190453" calcext:value-type="float">
            <text:p>36,19</text:p>
          </table:table-cell>
          <table:table-cell table:formula="of:=0.000000037127*[.A49]*[.A49]*[.A49]-0.0000046046*[.A49]*[.A49]+0.003723*[.A49]" office:value-type="float" office:value="36.2454" calcext:value-type="float">
            <text:p>36,25</text:p>
          </table:table-cell>
          <table:table-cell table:number-columns-repeated="1020"/>
        </table:table-row>
        <table:table-row table:style-name="ro1">
          <table:table-cell office:value-type="float" office:value="1010" calcext:value-type="float">
            <text:p>1010</text:p>
          </table:table-cell>
          <table:table-cell/>
          <table:table-cell table:formula="of:=0.000000037127*[.A50]*[.A50]*[.A50]-0.0000046046*[.A50]*[.A50]+0.003723*[.A50]-0.054947" office:value-type="float" office:value="37.260115767" calcext:value-type="float">
            <text:p>37,26</text:p>
          </table:table-cell>
          <table:table-cell table:formula="of:=0.000000037127*[.A50]*[.A50]*[.A50]-0.0000046046*[.A50]*[.A50]+0.003723*[.A50]" office:value-type="float" office:value="37.315062767" calcext:value-type="float">
            <text:p>37,32</text:p>
          </table:table-cell>
          <table:table-cell table:number-columns-repeated="1020"/>
        </table:table-row>
        <table:table-row table:style-name="ro1">
          <table:table-cell office:value-type="float" office:value="1015" calcext:value-type="float">
            <text:p>1015</text:p>
          </table:table-cell>
          <table:table-cell/>
          <table:table-cell table:formula="of:=0.000000037127*[.A51]*[.A51]*[.A51]-0.0000046046*[.A51]*[.A51]+0.003723*[.A51]-0.054947" office:value-type="float" office:value="37.803024993625" calcext:value-type="float">
            <text:p>37,80</text:p>
          </table:table-cell>
          <table:table-cell table:formula="of:=0.000000037127*[.A51]*[.A51]*[.A51]-0.0000046046*[.A51]*[.A51]+0.003723*[.A51]" office:value-type="float" office:value="37.857971993625" calcext:value-type="float">
            <text:p>37,86</text:p>
          </table:table-cell>
          <table:table-cell table:number-columns-repeated="1020"/>
        </table:table-row>
        <table:table-row table:style-name="ro1">
          <table:table-cell office:value-type="float" office:value="1020" calcext:value-type="float">
            <text:p>1020</text:p>
          </table:table-cell>
          <table:table-cell/>
          <table:table-cell table:formula="of:=0.000000037127*[.A52]*[.A52]*[.A52]-0.0000046046*[.A52]*[.A52]+0.003723*[.A52]-0.054947" office:value-type="float" office:value="38.351356576" calcext:value-type="float">
            <text:p>38,35</text:p>
          </table:table-cell>
          <table:table-cell table:formula="of:=0.000000037127*[.A52]*[.A52]*[.A52]-0.0000046046*[.A52]*[.A52]+0.003723*[.A52]" office:value-type="float" office:value="38.406303576" calcext:value-type="float">
            <text:p>38,41</text:p>
          </table:table-cell>
          <table:table-cell table:number-columns-repeated="1020"/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table:formula="of:=0.000000037127*[.A53]*[.A53]*[.A53]-0.0000046046*[.A53]*[.A53]+0.003723*[.A53]-0.054947" office:value-type="float" office:value="38.461676025547" calcext:value-type="float">
            <text:p>38,46</text:p>
          </table:table-cell>
          <table:table-cell table:formula="of:=0.000000037127*[.A53]*[.A53]*[.A53]-0.0000046046*[.A53]*[.A53]+0.003723*[.A53]" office:value-type="float" office:value="38.516623025547" calcext:value-type="float">
            <text:p>38,52</text:p>
          </table:table-cell>
          <table:table-cell table:number-columns-repeated="1020"/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  <table:table-cell table:formula="of:=0.000000037127*[.A54]*[.A54]*[.A54]-0.0000046046*[.A54]*[.A54]+0.003723*[.A54]-0.054947" office:value-type="float" office:value="38.572213705896" calcext:value-type="float">
            <text:p>38,57</text:p>
          </table:table-cell>
          <table:table-cell table:formula="of:=0.000000037127*[.A54]*[.A54]*[.A54]-0.0000046046*[.A54]*[.A54]+0.003723*[.A54]" office:value-type="float" office:value="38.627160705896" calcext:value-type="float">
            <text:p>38,63</text:p>
          </table:table-cell>
          <table:table-cell table:number-columns-repeated="1020"/>
        </table:table-row>
        <table:table-row table:style-name="ro1">
          <table:table-cell office:value-type="float" office:value="1023" calcext:value-type="float">
            <text:p>1023</text:p>
          </table:table-cell>
          <table:table-cell/>
          <table:table-cell table:formula="of:=0.000000037127*[.A55]*[.A55]*[.A55]-0.0000046046*[.A55]*[.A55]+0.003723*[.A55]-0.054947" office:value-type="float" office:value="38.682969839809" calcext:value-type="float">
            <text:p>38,68</text:p>
          </table:table-cell>
          <table:table-cell table:formula="of:=0.000000037127*[.A55]*[.A55]*[.A55]-0.0000046046*[.A55]*[.A55]+0.003723*[.A55]" office:value-type="float" office:value="38.737916839809" calcext:value-type="float">
            <text:p>38,74</text:p>
          </table:table-cell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лином х4" table:style-name="ta4">
        <office:forms form:automatic-focus="false" form:apply-design-mode="false"/>
        <table:shapes>
          <draw:frame draw:z-index="0" draw:name="Chart 1" draw:style-name="gr1" draw:text-style-name="P1" svg:width="261.67mm" svg:height="160.49mm" svg:x="103.72mm" svg:y="1.62mm">
            <draw:object draw:notify-on-update-of-ranges="'Полином х4'.B1:'Полином х4'.B1 'Полином х4'.B2:'Полином х4'.B55 'Полином х4'.A2:'Полином х4'.A5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name="Chart 2" draw:style-name="gr1" draw:text-style-name="P1" svg:width="268.55mm" svg:height="161.85mm" svg:x="92.99mm" svg:y="188.78mm">
            <draw:object draw:notify-on-update-of-ranges="'Полином х4'.B1:'Полином х4'.B1 'Полином х4'.B2:'Полином х4'.B55 'Полином х4'.A2:'Полином х4'.A55 'Полином х4'.C1:'Полином х4'.C1 'Полином х4'.C2:'Полином х4'.C55 'Полином х4'.A2:'Полином х4'.A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default-cell-style-name="ce18"/>
        <table:table-column table:style-name="co1" table:default-cell-style-name="ce17"/>
        <table:table-column table:style-name="co1" table:number-columns-repeated="253" table:default-cell-style-name="ce3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>
            <text:p>Тр1 10к/2,5к</text:p>
          </table:table-cell>
          <table:table-cell table:style-name="ce1" office:value-type="string" calcext:value-type="string">
            <text:p>Амперы</text:p>
          </table:table-cell>
          <table:table-cell office:value-type="string" calcext:value-type="string">
            <text:p>А формула</text:p>
          </table:table-cell>
          <table:table-cell office:value-type="string" calcext:value-type="string">
            <text:p>дельта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formula="of:=0.000000000038944*[.A2]*[.A2]*[.A2]*[.A2]-0.000000019913*[.A2]*[.A2]*[.A2]+0.000021471*[.A2]*[.A2]-0.0001749*[.A2]+0.05" office:value-type="float" office:value="0.05" calcext:value-type="float">
            <text:p>0,05</text:p>
          </table:table-cell>
          <table:table-cell table:formula="of:=[.B2]-[.C2]" office:value-type="float" office:value="-0.05" calcext:value-type="float">
            <text:p>-0,0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"/>
          <table:table-cell table:formula="of:=0.000000000038944*[.A3]*[.A3]*[.A3]*[.A3]-0.000000019913*[.A3]*[.A3]*[.A3]+0.000021471*[.A3]*[.A3]-0.0001749*[.A3]+0.05" office:value-type="float" office:value="0.049846551125944" calcext:value-type="float">
            <text:p>0,05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"/>
          <table:table-cell table:formula="of:=0.000000000038944*[.A4]*[.A4]*[.A4]*[.A4]-0.000000019913*[.A4]*[.A4]*[.A4]+0.000021471*[.A4]*[.A4]-0.0001749*[.A4]+0.05" office:value-type="float" office:value="0.049659810215" calcext:value-type="float">
            <text:p>0,05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"/>
          <table:table-cell table:formula="of:=0.000000000038944*[.A5]*[.A5]*[.A5]*[.A5]-0.000000019913*[.A5]*[.A5]*[.A5]+0.000021471*[.A5]*[.A5]-0.0001749*[.A5]+0.05" office:value-type="float" office:value="0.05037857644" calcext:value-type="float">
            <text:p>0,05</text:p>
          </table:table-cell>
          <table:table-cell table:number-columns-repeated="1021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"/>
          <table:table-cell table:formula="of:=0.000000000038944*[.A6]*[.A6]*[.A6]*[.A6]-0.000000019913*[.A6]*[.A6]*[.A6]+0.000021471*[.A6]*[.A6]-0.0001749*[.A6]+0.05" office:value-type="float" office:value="0.052142240165" calcext:value-type="float">
            <text:p>0,05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"/>
          <table:table-cell table:formula="of:=0.000000000038944*[.A7]*[.A7]*[.A7]*[.A7]-0.000000019913*[.A7]*[.A7]*[.A7]+0.000021471*[.A7]*[.A7]-0.0001749*[.A7]+0.05" office:value-type="float" office:value="0.05493732704" calcext:value-type="float">
            <text:p>0,05</text:p>
          </table:table-cell>
          <table:table-cell table:number-columns-repeated="1021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"/>
          <table:table-cell table:formula="of:=0.000000000038944*[.A8]*[.A8]*[.A8]*[.A8]-0.000000019913*[.A8]*[.A8]*[.A8]+0.000021471*[.A8]*[.A8]-0.0001749*[.A8]+0.05" office:value-type="float" office:value="0.058750946875" calcext:value-type="float">
            <text:p>0,06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"/>
          <table:table-cell table:formula="of:=0.000000000038944*[.A9]*[.A9]*[.A9]*[.A9]-0.000000019913*[.A9]*[.A9]*[.A9]+0.000021471*[.A9]*[.A9]-0.0001749*[.A9]+0.05" office:value-type="float" office:value="0.06357079364" calcext:value-type="float">
            <text:p>0,06</text:p>
          </table:table-cell>
          <table:table-cell table:number-columns-repeated="1021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"/>
          <table:table-cell table:formula="of:=0.000000000038944*[.A10]*[.A10]*[.A10]*[.A10]-0.000000019913*[.A10]*[.A10]*[.A10]+0.000021471*[.A10]*[.A10]-0.0001749*[.A10]+0.05" office:value-type="float" office:value="0.069385145465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6" office:value-type="float" office:value="35.5" calcext:value-type="float">
            <text:p>35,5</text:p>
          </table:table-cell>
          <table:table-cell table:style-name="ce2" office:value-type="float" office:value="0.11" calcext:value-type="float">
            <text:p>0,11</text:p>
          </table:table-cell>
          <table:table-cell table:formula="of:=0.000000000038944*[.A11]*[.A11]*[.A11]*[.A11]-0.000000019913*[.A11]*[.A11]*[.A11]+0.000021471*[.A11]*[.A11]-0.0001749*[.A11]+0.05" office:value-type="float" office:value="0.070020844563679" calcext:value-type="float">
            <text:p>0,07</text:p>
          </table:table-cell>
          <table:table-cell table:formula="of:=[.B11]-[.C11]" office:value-type="float" office:value="0.039979155436321" calcext:value-type="float">
            <text:p>0,04</text:p>
          </table:table-cell>
          <table:table-cell table:number-columns-repeated="1020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2"/>
          <table:table-cell table:formula="of:=0.000000000038944*[.A12]*[.A12]*[.A12]*[.A12]-0.000000019913*[.A12]*[.A12]*[.A12]+0.000021471*[.A12]*[.A12]-0.0001749*[.A12]+0.05" office:value-type="float" office:value="0.092686775" calcext:value-type="float">
            <text:p>0,09</text:p>
          </table:table-cell>
          <table:table-cell table:number-columns-repeated="1021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2"/>
          <table:table-cell table:formula="of:=0.000000000038944*[.A13]*[.A13]*[.A13]*[.A13]-0.000000019913*[.A13]*[.A13]*[.A13]+0.000021471*[.A13]*[.A13]-0.0001749*[.A13]+0.05" office:value-type="float" office:value="0.2312014" calcext:value-type="float">
            <text:p>0,23</text:p>
          </table:table-cell>
          <table:table-cell table:number-columns-repeated="1021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2" office:value-type="float" office:value="0.33" calcext:value-type="float">
            <text:p>0,33</text:p>
          </table:table-cell>
          <table:table-cell table:formula="of:=0.000000000038944*[.A14]*[.A14]*[.A14]*[.A14]-0.000000019913*[.A14]*[.A14]*[.A14]+0.000021471*[.A14]*[.A14]-0.0001749*[.A14]+0.05" office:value-type="float" office:value="0.286174016775104" calcext:value-type="float">
            <text:p>0,29</text:p>
          </table:table-cell>
          <table:table-cell table:formula="of:=[.B14]-[.C14]" office:value-type="float" office:value="0.043825983224896" calcext:value-type="float">
            <text:p>0,04</text:p>
          </table:table-cell>
          <table:table-cell table:number-columns-repeated="1020"/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2" office:value-type="float" office:value="0.44" calcext:value-type="float">
            <text:p>0,44</text:p>
          </table:table-cell>
          <table:table-cell table:formula="of:=0.000000000038944*[.A15]*[.A15]*[.A15]*[.A15]-0.000000019913*[.A15]*[.A15]*[.A15]+0.000021471*[.A15]*[.A15]-0.0001749*[.A15]+0.05" office:value-type="float" office:value="0.422104930398344" calcext:value-type="float">
            <text:p>0,42</text:p>
          </table:table-cell>
          <table:table-cell table:formula="of:=[.B15]-[.C15]" office:value-type="float" office:value="0.017895069601656" calcext:value-type="float">
            <text:p>0,02</text:p>
          </table:table-cell>
          <table:table-cell table:number-columns-repeated="1020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2" office:value-type="float" office:value="0.45" calcext:value-type="float">
            <text:p>0,45</text:p>
          </table:table-cell>
          <table:table-cell table:formula="of:=0.000000000038944*[.A16]*[.A16]*[.A16]*[.A16]-0.000000019913*[.A16]*[.A16]*[.A16]+0.000021471*[.A16]*[.A16]-0.0001749*[.A16]+0.05" office:value-type="float" office:value="0.432575224915" calcext:value-type="float">
            <text:p>0,43</text:p>
          </table:table-cell>
          <table:table-cell table:formula="of:=[.B16]-[.C16]" office:value-type="float" office:value="0.017424775085" calcext:value-type="float">
            <text:p>0,02</text:p>
          </table:table-cell>
          <table:table-cell table:number-columns-repeated="1020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2"/>
          <table:table-cell table:formula="of:=0.000000000038944*[.A17]*[.A17]*[.A17]*[.A17]-0.000000019913*[.A17]*[.A17]*[.A17]+0.000021471*[.A17]*[.A17]-0.0001749*[.A17]+0.05" office:value-type="float" office:value="0.459371525" calcext:value-type="float">
            <text:p>0,46</text:p>
          </table:table-cell>
          <table:table-cell table:number-columns-repeated="1021"/>
        </table:table-row>
        <table:table-row table:style-name="ro1">
          <table:table-cell table:style-name="ce6" office:value-type="float" office:value="168" calcext:value-type="float">
            <text:p>168</text:p>
          </table:table-cell>
          <table:table-cell table:style-name="ce2" office:value-type="float" office:value="0.57" calcext:value-type="float">
            <text:p>0,57</text:p>
          </table:table-cell>
          <table:table-cell table:formula="of:=0.000000000038944*[.A18]*[.A18]*[.A18]*[.A18]-0.000000019913*[.A18]*[.A18]*[.A18]+0.000021471*[.A18]*[.A18]-0.0001749*[.A18]+0.05" office:value-type="float" office:value="0.563216749574144" calcext:value-type="float">
            <text:p>0,56</text:p>
          </table:table-cell>
          <table:table-cell table:formula="of:=[.B18]-[.C18]" office:value-type="float" office:value="0.00678325042585604" calcext:value-type="float">
            <text:p>0,01</text:p>
          </table:table-cell>
          <table:table-cell table:number-columns-repeated="1020"/>
        </table:table-row>
        <table:table-row table:style-name="ro1">
          <table:table-cell table:style-name="ce6" office:value-type="float" office:value="182" calcext:value-type="float">
            <text:p>182</text:p>
          </table:table-cell>
          <table:table-cell table:style-name="ce2" office:value-type="float" office:value="0.66" calcext:value-type="float">
            <text:p>0,66</text:p>
          </table:table-cell>
          <table:table-cell table:formula="of:=0.000000000038944*[.A19]*[.A19]*[.A19]*[.A19]-0.000000019913*[.A19]*[.A19]*[.A19]+0.000021471*[.A19]*[.A19]-0.0001749*[.A19]+0.05" office:value-type="float" office:value="0.652056061914944" calcext:value-type="float">
            <text:p>0,65</text:p>
          </table:table-cell>
          <table:table-cell table:formula="of:=[.B19]-[.C19]" office:value-type="float" office:value="0.00794393808505589" calcext:value-type="float">
            <text:p>0,01</text:p>
          </table:table-cell>
          <table:table-cell table:number-columns-repeated="1020"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table:style-name="ce2"/>
          <table:table-cell table:formula="of:=0.000000000038944*[.A20]*[.A20]*[.A20]*[.A20]-0.000000019913*[.A20]*[.A20]*[.A20]+0.000021471*[.A20]*[.A20]-0.0001749*[.A20]+0.05" office:value-type="float" office:value="0.7768664" calcext:value-type="float">
            <text:p>0,78</text:p>
          </table:table-cell>
          <table:table-cell table:number-columns-repeated="1021"/>
        </table:table-row>
        <table:table-row table:style-name="ro1">
          <table:table-cell table:style-name="ce6" office:value-type="float" office:value="203" calcext:value-type="float">
            <text:p>203</text:p>
          </table:table-cell>
          <table:table-cell table:style-name="ce2" office:value-type="float" office:value="0.79" calcext:value-type="float">
            <text:p>0,79</text:p>
          </table:table-cell>
          <table:table-cell table:formula="of:=0.000000000038944*[.A21]*[.A21]*[.A21]*[.A21]-0.000000019913*[.A21]*[.A21]*[.A21]+0.000021471*[.A21]*[.A21]-0.0001749*[.A21]+0.05" office:value-type="float" office:value="0.798846978533864" calcext:value-type="float">
            <text:p>0,80</text:p>
          </table:table-cell>
          <table:table-cell table:formula="of:=[.B21]-[.C21]" office:value-type="float" office:value="-0.00884697853386407" calcext:value-type="float">
            <text:p>-0,01</text:p>
          </table:table-cell>
          <table:table-cell table:number-columns-repeated="1020"/>
        </table:table-row>
        <table:table-row table:style-name="ro1">
          <table:table-cell table:style-name="ce6" office:value-type="float" office:value="216" calcext:value-type="float">
            <text:p>216</text:p>
          </table:table-cell>
          <table:table-cell table:style-name="ce2" office:value-type="float" office:value="0.89" calcext:value-type="float">
            <text:p>0,89</text:p>
          </table:table-cell>
          <table:table-cell table:formula="of:=0.000000000038944*[.A22]*[.A22]*[.A22]*[.A22]-0.000000019913*[.A22]*[.A22]*[.A22]+0.000021471*[.A22]*[.A22]-0.0001749*[.A22]+0.05" office:value-type="float" office:value="0.898068026845184" calcext:value-type="float">
            <text:p>0,90</text:p>
          </table:table-cell>
          <table:table-cell table:formula="of:=[.B22]-[.C22]" office:value-type="float" office:value="-0.00806802684518404" calcext:value-type="float">
            <text:p>-0,01</text:p>
          </table:table-cell>
          <table:table-cell table:number-columns-repeated="1020"/>
        </table:table-row>
        <table:table-row table:style-name="ro1">
          <table:table-cell table:style-name="ce6" office:value-type="float" office:value="229" calcext:value-type="float">
            <text:p>229</text:p>
          </table:table-cell>
          <table:table-cell table:style-name="ce2" office:value-type="float" office:value="1" calcext:value-type="float">
            <text:p>1</text:p>
          </table:table-cell>
          <table:table-cell table:formula="of:=0.000000000038944*[.A23]*[.A23]*[.A23]*[.A23]-0.000000019913*[.A23]*[.A23]*[.A23]+0.000021471*[.A23]*[.A23]-0.0001749*[.A23]+0.05" office:value-type="float" office:value="1.00387189052706" calcext:value-type="float">
            <text:p>1,00</text:p>
          </table:table-cell>
          <table:table-cell table:formula="of:=[.B23]-[.C23]" office:value-type="float" office:value="-0.00387189052706405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6" office:value-type="float" office:value="244" calcext:value-type="float">
            <text:p>244</text:p>
          </table:table-cell>
          <table:table-cell table:style-name="ce2" office:value-type="float" office:value="1.12" calcext:value-type="float">
            <text:p>1,12</text:p>
          </table:table-cell>
          <table:table-cell table:formula="of:=0.000000000038944*[.A24]*[.A24]*[.A24]*[.A24]-0.000000019913*[.A24]*[.A24]*[.A24]+0.000021471*[.A24]*[.A24]-0.0001749*[.A24]+0.05" office:value-type="float" office:value="1.13438838877542" calcext:value-type="float">
            <text:p>1,13</text:p>
          </table:table-cell>
          <table:table-cell table:formula="of:=[.B24]-[.C24]" office:value-type="float" office:value="-0.0143883887754244" calcext:value-type="float">
            <text:p>-0,01</text:p>
          </table:table-cell>
          <table:table-cell table:number-columns-repeated="1020"/>
        </table:table-row>
        <table:table-row table:style-name="ro1">
          <table:table-cell table:style-name="ce6" office:value-type="float" office:value="250" calcext:value-type="float">
            <text:p>250</text:p>
          </table:table-cell>
          <table:table-cell table:style-name="ce2"/>
          <table:table-cell table:formula="of:=0.000000000038944*[.A25]*[.A25]*[.A25]*[.A25]-0.000000019913*[.A25]*[.A25]*[.A25]+0.000021471*[.A25]*[.A25]-0.0001749*[.A25]+0.05" office:value-type="float" office:value="1.189196875" calcext:value-type="float">
            <text:p>1,19</text:p>
          </table:table-cell>
          <table:table-cell table:number-columns-repeated="1021"/>
        </table:table-row>
        <table:table-row table:style-name="ro1">
          <table:table-cell table:style-name="ce6" office:value-type="float" office:value="255" calcext:value-type="float">
            <text:p>255</text:p>
          </table:table-cell>
          <table:table-cell table:style-name="ce2" office:value-type="float" office:value="1.21" calcext:value-type="float">
            <text:p>1,21</text:p>
          </table:table-cell>
          <table:table-cell table:formula="of:=0.000000000038944*[.A26]*[.A26]*[.A26]*[.A26]-0.000000019913*[.A26]*[.A26]*[.A26]+0.000021471*[.A26]*[.A26]-0.0001749*[.A26]+0.05" office:value-type="float" office:value="1.236032346965" calcext:value-type="float">
            <text:p>1,24</text:p>
          </table:table-cell>
          <table:table-cell table:formula="of:=[.B26]-[.C26]" office:value-type="float" office:value="-0.0260323469650003" calcext:value-type="float">
            <text:p>-0,03</text:p>
          </table:table-cell>
          <table:table-cell table:number-columns-repeated="1020"/>
        </table:table-row>
        <table:table-row table:style-name="ro1">
          <table:table-cell table:style-name="ce6" office:value-type="float" office:value="265" calcext:value-type="float">
            <text:p>265</text:p>
          </table:table-cell>
          <table:table-cell table:style-name="ce2" office:value-type="float" office:value="1.31" calcext:value-type="float">
            <text:p>1,31</text:p>
          </table:table-cell>
          <table:table-cell table:formula="of:=0.000000000038944*[.A27]*[.A27]*[.A27]*[.A27]-0.000000019913*[.A27]*[.A27]*[.A27]+0.000021471*[.A27]*[.A27]-0.0001749*[.A27]+0.05" office:value-type="float" office:value="1.332933319915" calcext:value-type="float">
            <text:p>1,33</text:p>
          </table:table-cell>
          <table:table-cell table:formula="of:=[.B27]-[.C27]" office:value-type="float" office:value="-0.0229333199150004" calcext:value-type="float">
            <text:p>-0,02</text:p>
          </table:table-cell>
          <table:table-cell table:number-columns-repeated="1020"/>
        </table:table-row>
        <table:table-row table:style-name="ro1">
          <table:table-cell table:style-name="ce6" office:value-type="float" office:value="288" calcext:value-type="float">
            <text:p>288</text:p>
          </table:table-cell>
          <table:table-cell table:style-name="ce2" office:value-type="float" office:value="1.55" calcext:value-type="float">
            <text:p>1,55</text:p>
          </table:table-cell>
          <table:table-cell table:formula="of:=0.000000000038944*[.A28]*[.A28]*[.A28]*[.A28]-0.000000019913*[.A28]*[.A28]*[.A28]+0.000021471*[.A28]*[.A28]-0.0001749*[.A28]+0.05" office:value-type="float" office:value="1.57276354356838" calcext:value-type="float">
            <text:p>1,57</text:p>
          </table:table-cell>
          <table:table-cell table:formula="of:=[.B28]-[.C28]" office:value-type="float" office:value="-0.0227635435683842" calcext:value-type="float">
            <text:p>-0,02</text:p>
          </table:table-cell>
          <table:table-cell table:number-columns-repeated="1020"/>
        </table:table-row>
        <table:table-row table:style-name="ro1">
          <table:table-cell table:style-name="ce6" office:value-type="float" office:value="297" calcext:value-type="float">
            <text:p>297</text:p>
          </table:table-cell>
          <table:table-cell table:style-name="ce2" office:value-type="float" office:value="1.66" calcext:value-type="float">
            <text:p>1,66</text:p>
          </table:table-cell>
          <table:table-cell table:formula="of:=0.000000000038944*[.A29]*[.A29]*[.A29]*[.A29]-0.000000019913*[.A29]*[.A29]*[.A29]+0.000021471*[.A29]*[.A29]-0.0001749*[.A29]+0.05" office:value-type="float" office:value="1.67332446455986" calcext:value-type="float">
            <text:p>1,67</text:p>
          </table:table-cell>
          <table:table-cell table:formula="of:=[.B29]-[.C29]" office:value-type="float" office:value="-0.0133244645598642" calcext:value-type="float">
            <text:p>-0,01</text:p>
          </table:table-cell>
          <table:table-cell table:number-columns-repeated="1020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2"/>
          <table:table-cell table:formula="of:=0.000000000038944*[.A30]*[.A30]*[.A30]*[.A30]-0.000000019913*[.A30]*[.A30]*[.A30]+0.000021471*[.A30]*[.A30]-0.0001749*[.A30]+0.05" office:value-type="float" office:value="1.7077154" calcext:value-type="float">
            <text:p>1,71</text:p>
          </table:table-cell>
          <table:table-cell table:number-columns-repeated="1021"/>
        </table:table-row>
        <table:table-row table:style-name="ro1">
          <table:table-cell table:style-name="ce6" office:value-type="float" office:value="317" calcext:value-type="float">
            <text:p>317</text:p>
          </table:table-cell>
          <table:table-cell table:style-name="ce2" office:value-type="float" office:value="1.89" calcext:value-type="float">
            <text:p>1,89</text:p>
          </table:table-cell>
          <table:table-cell table:formula="of:=0.000000000038944*[.A31]*[.A31]*[.A31]*[.A31]-0.000000019913*[.A31]*[.A31]*[.A31]+0.000021471*[.A31]*[.A31]-0.0001749*[.A31]+0.05" office:value-type="float" office:value="1.91108518065922" calcext:value-type="float">
            <text:p>1,91</text:p>
          </table:table-cell>
          <table:table-cell table:formula="of:=[.B31]-[.C31]" office:value-type="float" office:value="-0.021085180659224" calcext:value-type="float">
            <text:p>-0,02</text:p>
          </table:table-cell>
          <table:table-cell table:number-columns-repeated="1020"/>
        </table:table-row>
        <table:table-row table:style-name="ro1">
          <table:table-cell table:style-name="ce6" office:value-type="float" office:value="326" calcext:value-type="float">
            <text:p>326</text:p>
          </table:table-cell>
          <table:table-cell table:style-name="ce2" office:value-type="float" office:value="2.02" calcext:value-type="float">
            <text:p>2,02</text:p>
          </table:table-cell>
          <table:table-cell table:formula="of:=0.000000000038944*[.A32]*[.A32]*[.A32]*[.A32]-0.000000019913*[.A32]*[.A32]*[.A32]+0.000021471*[.A32]*[.A32]-0.0001749*[.A32]+0.05" office:value-type="float" office:value="2.02478571783814" calcext:value-type="float">
            <text:p>2,02</text:p>
          </table:table-cell>
          <table:table-cell table:formula="of:=[.B32]-[.C32]" office:value-type="float" office:value="-0.00478571783814452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6" office:value-type="float" office:value="350" calcext:value-type="float">
            <text:p>350</text:p>
          </table:table-cell>
          <table:table-cell table:style-name="ce2"/>
          <table:table-cell table:formula="of:=0.000000000038944*[.A33]*[.A33]*[.A33]*[.A33]-0.000000019913*[.A33]*[.A33]*[.A33]+0.000021471*[.A33]*[.A33]-0.0001749*[.A33]+0.05" office:value-type="float" office:value="2.349616025" calcext:value-type="float">
            <text:p>2,35</text:p>
          </table:table-cell>
          <table:table-cell table:number-columns-repeated="1021"/>
        </table:table-row>
        <table:table-row table:style-name="ro1">
          <table:table-cell table:style-name="ce6" office:value-type="float" office:value="400" calcext:value-type="float">
            <text:p>400</text:p>
          </table:table-cell>
          <table:table-cell table:style-name="ce2"/>
          <table:table-cell table:formula="of:=0.000000000038944*[.A34]*[.A34]*[.A34]*[.A34]-0.000000019913*[.A34]*[.A34]*[.A34]+0.000021471*[.A34]*[.A34]-0.0001749*[.A34]+0.05" office:value-type="float" office:value="3.1379344" calcext:value-type="float">
            <text:p>3,14</text:p>
          </table:table-cell>
          <table:table-cell table:number-columns-repeated="1021"/>
        </table:table-row>
        <table:table-row table:style-name="ro1">
          <table:table-cell table:style-name="ce6" office:value-type="float" office:value="450" calcext:value-type="float">
            <text:p>450</text:p>
          </table:table-cell>
          <table:table-cell table:style-name="ce2"/>
          <table:table-cell table:formula="of:=0.000000000038944*[.A35]*[.A35]*[.A35]*[.A35]-0.000000019913*[.A35]*[.A35]*[.A35]+0.000021471*[.A35]*[.A35]-0.0001749*[.A35]+0.05" office:value-type="float" office:value="4.101547775" calcext:value-type="float">
            <text:p>4,10</text:p>
          </table:table-cell>
          <table:table-cell table:number-columns-repeated="1021"/>
        </table:table-row>
        <table:table-row table:style-name="ro1">
          <table:table-cell table:style-name="ce16" office:value-type="float" office:value="462" calcext:value-type="float">
            <text:p>462</text:p>
          </table:table-cell>
          <table:table-cell table:style-name="ce1" office:value-type="float" office:value="4.45" calcext:value-type="float">
            <text:p>4,45</text:p>
          </table:table-cell>
          <table:table-cell table:formula="of:=0.000000000038944*[.A36]*[.A36]*[.A36]*[.A36]-0.000000019913*[.A36]*[.A36]*[.A36]+0.000021471*[.A36]*[.A36]-0.0001749*[.A36]+0.05" office:value-type="float" office:value="4.36263296933639" calcext:value-type="float">
            <text:p>4,36</text:p>
          </table:table-cell>
          <table:table-cell table:formula="of:=[.B36]-[.C36]" office:value-type="float" office:value="0.0873670306636152" calcext:value-type="float">
            <text:p>0,09</text:p>
          </table:table-cell>
          <table:table-cell table:number-columns-repeated="1020"/>
        </table:table-row>
        <table:table-row table:style-name="ro1">
          <table:table-cell table:style-name="ce16" office:value-type="float" office:value="500" calcext:value-type="float">
            <text:p>500</text:p>
          </table:table-cell>
          <table:table-cell table:style-name="ce1"/>
          <table:table-cell table:formula="of:=0.000000000038944*[.A37]*[.A37]*[.A37]*[.A37]-0.000000019913*[.A37]*[.A37]*[.A37]+0.000021471*[.A37]*[.A37]-0.0001749*[.A37]+0.05" office:value-type="float" office:value="5.275175" calcext:value-type="float">
            <text:p>5,28</text:p>
          </table:table-cell>
          <table:table-cell table:number-columns-repeated="1021"/>
        </table:table-row>
        <table:table-row table:style-name="ro1">
          <table:table-cell table:style-name="ce16" office:value-type="float" office:value="550" calcext:value-type="float">
            <text:p>550</text:p>
          </table:table-cell>
          <table:table-cell table:style-name="ce1"/>
          <table:table-cell table:formula="of:=0.000000000038944*[.A38]*[.A38]*[.A38]*[.A38]-0.000000019913*[.A38]*[.A38]*[.A38]+0.000021471*[.A38]*[.A38]-0.0001749*[.A38]+0.05" office:value-type="float" office:value="6.699376525" calcext:value-type="float">
            <text:p>6,70</text:p>
          </table:table-cell>
          <table:table-cell table:number-columns-repeated="1021"/>
        </table:table-row>
        <table:table-row table:style-name="ro1">
          <table:table-cell table:style-name="ce16" office:value-type="float" office:value="600" calcext:value-type="float">
            <text:p>600</text:p>
          </table:table-cell>
          <table:table-cell table:style-name="ce1" office:value-type="float" office:value="8.5" calcext:value-type="float">
            <text:p>8,5</text:p>
          </table:table-cell>
          <table:table-cell table:formula="of:=0.000000000038944*[.A39]*[.A39]*[.A39]*[.A39]-0.000000019913*[.A39]*[.A39]*[.A39]+0.000021471*[.A39]*[.A39]-0.0001749*[.A39]+0.05" office:value-type="float" office:value="8.4205544" calcext:value-type="float">
            <text:p>8,42</text:p>
          </table:table-cell>
          <table:table-cell table:formula="of:=[.B39]-[.C39]" office:value-type="float" office:value="0.0794455999999961" calcext:value-type="float">
            <text:p>0,08</text:p>
          </table:table-cell>
          <table:table-cell table:number-columns-repeated="1020"/>
        </table:table-row>
        <table:table-row table:style-name="ro1">
          <table:table-cell table:style-name="ce16" office:value-type="float" office:value="650" calcext:value-type="float">
            <text:p>650</text:p>
          </table:table-cell>
          <table:table-cell table:style-name="ce1"/>
          <table:table-cell table:formula="of:=0.000000000038944*[.A40]*[.A40]*[.A40]*[.A40]-0.000000019913*[.A40]*[.A40]*[.A40]+0.000021471*[.A40]*[.A40]-0.0001749*[.A40]+0.05" office:value-type="float" office:value="10.490952275" calcext:value-type="float">
            <text:p>10,49</text:p>
          </table:table-cell>
          <table:table-cell table:number-columns-repeated="1021"/>
        </table:table-row>
        <table:table-row table:style-name="ro1">
          <table:table-cell table:style-name="ce16" office:value-type="float" office:value="685" calcext:value-type="float">
            <text:p>685</text:p>
          </table:table-cell>
          <table:table-cell table:style-name="ce1" office:value-type="float" office:value="12" calcext:value-type="float">
            <text:p>12</text:p>
          </table:table-cell>
          <table:table-cell table:formula="of:=0.000000000038944*[.A41]*[.A41]*[.A41]*[.A41]-0.000000019913*[.A41]*[.A41]*[.A41]+0.000021471*[.A41]*[.A41]-0.0001749*[.A41]+0.05" office:value-type="float" office:value="12.178886725615" calcext:value-type="float">
            <text:p>12,18</text:p>
          </table:table-cell>
          <table:table-cell table:formula="of:=[.B41]-[.C41]" office:value-type="float" office:value="-0.178886725615005" calcext:value-type="float">
            <text:p>-0,18</text:p>
          </table:table-cell>
          <table:table-cell table:number-columns-repeated="1020"/>
        </table:table-row>
        <table:table-row table:style-name="ro1">
          <table:table-cell table:style-name="ce16" office:value-type="float" office:value="700" calcext:value-type="float">
            <text:p>700</text:p>
          </table:table-cell>
          <table:table-cell table:style-name="ce1"/>
          <table:table-cell table:formula="of:=0.000000000038944*[.A42]*[.A42]*[.A42]*[.A42]-0.000000019913*[.A42]*[.A42]*[.A42]+0.000021471*[.A42]*[.A42]-0.0001749*[.A42]+0.05" office:value-type="float" office:value="12.9686554" calcext:value-type="float">
            <text:p>12,97</text:p>
          </table:table-cell>
          <table:table-cell table:number-columns-repeated="1021"/>
        </table:table-row>
        <table:table-row table:style-name="ro1">
          <table:table-cell table:style-name="ce16" office:value-type="float" office:value="750" calcext:value-type="float">
            <text:p>750</text:p>
          </table:table-cell>
          <table:table-cell table:style-name="ce1" office:value-type="float" office:value="16" calcext:value-type="float">
            <text:p>16</text:p>
          </table:table-cell>
          <table:table-cell table:formula="of:=0.000000000038944*[.A43]*[.A43]*[.A43]*[.A43]-0.000000019913*[.A43]*[.A43]*[.A43]+0.000021471*[.A43]*[.A43]-0.0001749*[.A43]+0.05" office:value-type="float" office:value="15.917590625" calcext:value-type="float">
            <text:p>15,92</text:p>
          </table:table-cell>
          <table:table-cell table:formula="of:=[.B43]-[.C43]" office:value-type="float" office:value="0.0824093749999992" calcext:value-type="float">
            <text:p>0,08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formula="of:=0.000000000038944*[.A44]*[.A44]*[.A44]*[.A44]-0.000000019913*[.A44]*[.A44]*[.A44]+0.000021471*[.A44]*[.A44]-0.0001749*[.A44]+0.05" office:value-type="float" office:value="19.4075264" calcext:value-type="float">
            <text:p>19,41</text:p>
          </table:table-cell>
          <table:table-cell table:number-columns-repeated="1021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table:formula="of:=0.000000000038944*[.A45]*[.A45]*[.A45]*[.A45]-0.000000019913*[.A45]*[.A45]*[.A45]+0.000021471*[.A45]*[.A45]-0.0001749*[.A45]+0.05" office:value-type="float" office:value="23.514072775" calcext:value-type="float">
            <text:p>23,51</text:p>
          </table:table-cell>
          <table:table-cell table:number-columns-repeated="1021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table:formula="of:=0.000000000038944*[.A46]*[.A46]*[.A46]*[.A46]-0.000000019913*[.A46]*[.A46]*[.A46]+0.000021471*[.A46]*[.A46]-0.0001749*[.A46]+0.05" office:value-type="float" office:value="28.3186814" calcext:value-type="float">
            <text:p>28,32</text:p>
          </table:table-cell>
          <table:table-cell table:number-columns-repeated="1021"/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table:formula="of:=0.000000000038944*[.A47]*[.A47]*[.A47]*[.A47]-0.000000019913*[.A47]*[.A47]*[.A47]+0.000021471*[.A47]*[.A47]-0.0001749*[.A47]+0.05" office:value-type="float" office:value="33.908645525" calcext:value-type="float">
            <text:p>33,91</text:p>
          </table:table-cell>
          <table:table-cell table:number-columns-repeated="1021"/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table:formula="of:=0.000000000038944*[.A48]*[.A48]*[.A48]*[.A48]-0.000000019913*[.A48]*[.A48]*[.A48]+0.000021471*[.A48]*[.A48]-0.0001749*[.A48]+0.05" office:value-type="float" office:value="37.67809572704" calcext:value-type="float">
            <text:p>37,68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formula="of:=0.000000000038944*[.A49]*[.A49]*[.A49]*[.A49]-0.000000019913*[.A49]*[.A49]*[.A49]+0.000021471*[.A49]*[.A49]-0.0001749*[.A49]+0.05" office:value-type="float" office:value="40.3771" calcext:value-type="float">
            <text:p>40,38</text:p>
          </table:table-cell>
          <table:table-cell table:number-columns-repeated="1021"/>
        </table:table-row>
        <table:table-row table:style-name="ro1">
          <table:table-cell office:value-type="float" office:value="1010" calcext:value-type="float">
            <text:p>1010</text:p>
          </table:table-cell>
          <table:table-cell/>
          <table:table-cell table:formula="of:=0.000000000038944*[.A50]*[.A50]*[.A50]*[.A50]-0.000000019913*[.A50]*[.A50]*[.A50]+0.000021471*[.A50]*[.A50]-0.0001749*[.A50]+0.05" office:value-type="float" office:value="41.78481685244" calcext:value-type="float">
            <text:p>41,78</text:p>
          </table:table-cell>
          <table:table-cell table:number-columns-repeated="1021"/>
        </table:table-row>
        <table:table-row table:style-name="ro1">
          <table:table-cell office:value-type="float" office:value="1015" calcext:value-type="float">
            <text:p>1015</text:p>
          </table:table-cell>
          <table:table-cell/>
          <table:table-cell table:formula="of:=0.000000000038944*[.A51]*[.A51]*[.A51]*[.A51]-0.000000019913*[.A51]*[.A51]*[.A51]+0.000021471*[.A51]*[.A51]-0.0001749*[.A51]+0.05" office:value-type="float" office:value="42.503586109165" calcext:value-type="float">
            <text:p>42,50</text:p>
          </table:table-cell>
          <table:table-cell table:number-columns-repeated="1021"/>
        </table:table-row>
        <table:table-row table:style-name="ro1">
          <table:table-cell office:value-type="float" office:value="1020" calcext:value-type="float">
            <text:p>1020</text:p>
          </table:table-cell>
          <table:table-cell/>
          <table:table-cell table:formula="of:=0.000000000038944*[.A52]*[.A52]*[.A52]*[.A52]-0.000000019913*[.A52]*[.A52]*[.A52]+0.000021471*[.A52]*[.A52]-0.0001749*[.A52]+0.05" office:value-type="float" office:value="43.23243353504" calcext:value-type="float">
            <text:p>43,23</text:p>
          </table:table-cell>
          <table:table-cell table:number-columns-repeated="1021"/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table:formula="of:=0.000000000038944*[.A53]*[.A53]*[.A53]*[.A53]-0.000000019913*[.A53]*[.A53]*[.A53]+0.000021471*[.A53]*[.A53]-0.0001749*[.A53]+0.05" office:value-type="float" office:value="43.3794215371111" calcext:value-type="float">
            <text:p>43,38</text:p>
          </table:table-cell>
          <table:table-cell table:number-columns-repeated="1021"/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  <table:table-cell table:formula="of:=0.000000000038944*[.A54]*[.A54]*[.A54]*[.A54]-0.000000019913*[.A54]*[.A54]*[.A54]+0.000021471*[.A54]*[.A54]-0.0001749*[.A54]+0.05" office:value-type="float" office:value="43.5268176560897" calcext:value-type="float">
            <text:p>43,53</text:p>
          </table:table-cell>
          <table:table-cell table:number-columns-repeated="1021"/>
        </table:table-row>
        <table:table-row table:style-name="ro1">
          <table:table-cell office:value-type="float" office:value="1023" calcext:value-type="float">
            <text:p>1023</text:p>
          </table:table-cell>
          <table:table-cell/>
          <table:table-cell table:formula="of:=0.000000000038944*[.A55]*[.A55]*[.A55]*[.A55]-0.000000019913*[.A55]*[.A55]*[.A55]+0.000021471*[.A55]*[.A55]-0.0001749*[.A55]+0.05" office:value-type="float" office:value="43.6746227272489" calcext:value-type="float">
            <text:p>43,67</text:p>
          </table:table-cell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number:number number:decimal-places="2" loext:min-decimal-places="2" number:min-integer-digits="1"/>
    </number:number-style>
    <number:number-style style:name="N115">
      <style:text-properties fo:color="#ff0000"/>
      <number:text>-</number:text>
      <number:number number:decimal-places="2" loext:min-decimal-places="2" number:min-integer-digits="1"/>
      <style:map style:condition="value()&gt;=0" style:apply-style-name="N115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yperlink_20_1" style:display-name="Hyperlink 1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х3" style:display-name="PageStyle_х3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Страница </text:span><text:span text:style-name="MT2"><text:page-number>1</text:page-number></text:span></text:p>
      </style:footer>
      <style:footer-left style:display="false">
        <text:p><text:span text:style-name="MT2">Страница </text:span><text:span text:style-name="MT2"><text:page-number>1</text:page-number></text:span></text:p>
      </style:footer-left>
    </style:master-page>
    <style:master-page style:name="PageStyle_5f_Полином_20_х3" style:display-name="PageStyle_Полином х3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Страница </text:span><text:span text:style-name="MT2"><text:page-number>1</text:page-number></text:span></text:p>
      </style:footer>
      <style:footer-left style:display="false">
        <text:p><text:span text:style-name="MT2">Страница </text:span><text:span text:style-name="MT2"><text:page-number>1</text:page-number></text:span></text:p>
      </style:footer-left>
    </style:master-page>
    <style:master-page style:name="PageStyle_5f_Полином_20_х4" style:display-name="PageStyle_Полином х4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Страница </text:span><text:span text:style-name="MT2"><text:page-number>1</text:page-number></text:span></text:p>
      </style:footer>
      <style:footer-left style:display="false">
        <text:p><text:span text:style-name="MT2">Страница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0:26:57.206150500</meta:creation-date>
    <dc:date>2018-06-06T12:16:00.736005733</dc:date>
    <meta:editing-cycles>13</meta:editing-cycles>
    <meta:editing-duration>PT1H18M9S</meta:editing-duration>
    <meta:generator>LibreOffice/6.0.4.2$Linux_X86_64 LibreOffice_project/00m0$Build-2</meta:generator>
    <meta:document-statistic meta:table-count="4" meta:cell-count="64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2e3436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2e3436" draw:fill="none" draw:fill-color="#000000"/>
      <style:text-properties fo:color="#2e3436" fo:font-family="Arial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treat-empty-cells="ignor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minimum="0" chart:maximum="2.2" chart:interval-major="0.1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2e3436" fo:font-family="Arial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2e3436" fo:font-family="Arial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avoid-overlap"/>
      <style:graphic-properties svg:stroke-width="0.105cm" svg:stroke-color="#004586" draw:fill-color="#004586"/>
      <style:text-properties fo:color="#2e3436" fo:font-family="Arial" fo:font-size="10pt" style:font-size-asian="10pt" style:font-family-complex="Arial" style:font-size-complex="10pt"/>
    </style:style>
    <style:style style:name="ch9" style:family="chart">
      <style:chart-properties loext:regression-name="" loext:regression-max-degree="4" loext:regression-period="4" loext:regression-extrapolate-forward="0" loext:regression-extrapolate-backward="0" loext:regression-force-intercept="false" chart:regression-type="polynomial"/>
      <style:graphic-properties svg:stroke-color="#004586"/>
    </style:style>
    <style:style style:name="ch10" style:family="chart">
      <style:text-properties fo:color="#2e3436" fo:font-family="Arial" style:font-family-complex="Arial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0.511cm" svg:height="15.933cm" xlink:href=".." xlink:type="simple" chart:class="chart:scatter" chart:style-name="ch1">
        <chart:subtitle svg:x="0cm" svg:y="0cm" chart:style-name="ch2">
          <text:p/>
        </chart:subtitle>
        <chart:legend chart:legend-position="end" svg:x="15.198cm" svg:y="7.497cm" style:legend-expansion="high" chart:style-name="ch3"/>
        <chart:plot-area chart:style-name="ch4" table:cell-range-address="Лист1.B2:Лист1.C18 Лист1.C1:Лист1.C1" chart:data-source-has-labels="row" svg:x="0.25cm" svg:y="1.018cm" svg:width="19.971cm" svg:height="14.626cm">
          <chartooo:coordinate-region svg:x="1.057cm" svg:y="1.178cm" svg:width="18.924cm" svg:height="13.8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C2:Лист1.C18" chart:label-cell-address="Лист1.C1:Лист1.C1" chart:class="chart:scatter">
            <chart:domain table:cell-range-address="Лист1.B2:Лист1.B18"/>
            <chart:regression-curve chart:style-name="ch9">
              <chart:equation chart:display-equation="true" chart:display-r-square="false" chart:style-name="ch10"/>
            </chart:regression-curve>
            <chart:data-point chart:repeated="8"/>
            <chart:data-point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Тр1 10к/2,5к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B2:Лист1.B18</svg:desc>
                </draw:g>
              </table:table-cell>
              <table:table-cell office:value-type="float" office:value="0">
                <text:p>0</text:p>
                <draw:g>
                  <svg:desc>Лист1.C2:Лист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">
                <text:p>0.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">
                <text:p>0.5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">
                <text:p>0.6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">
                <text:p>0.7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">
                <text:p>0.8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2">
                <text:p>1.1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1">
                <text:p>1.3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6">
                <text:p>1.6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9">
                <text:p>1.8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2">
                <text:p>2.02</text:p>
              </table:table-cell>
              <table:table-cell office:value-type="float" office:value="326">
                <text:p>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2e3436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2e3436" draw:fill="none" draw:fill-color="#000000"/>
      <style:text-properties fo:color="#2e3436" fo:font-family="Arial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2e3436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3" loext:regression-extrapolate-forward="0" loext:regression-extrapolate-backward="0" loext:regression-force-intercept="false" chart:regression-type="polynomial"/>
      <style:graphic-properties svg:stroke-color="#004586"/>
    </style:style>
    <style:style style:name="ch9" style:family="chart">
      <style:text-properties fo:color="#2e3436" fo:font-family="Arial" style:font-family-complex="Arial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28.644cm" svg:height="15.435cm" xlink:href=".." xlink:type="simple" chart:class="chart:scatter" chart:style-name="ch1">
        <chart:subtitle svg:x="0cm" svg:y="0cm" chart:style-name="ch2">
          <text:p/>
        </chart:subtitle>
        <chart:legend chart:legend-position="end" svg:x="24.019cm" svg:y="7.248cm" style:legend-expansion="high" chart:style-name="ch3"/>
        <chart:plot-area chart:style-name="ch4" table:cell-range-address="х3.A2:х3.B22 х3.B1:х3.B1" chart:data-source-has-labels="row" svg:x="0.572cm" svg:y="0.308cm" svg:width="22.875cm" svg:height="14.819cm">
          <chartooo:coordinate-region svg:x="1.008cm" svg:y="0.468cm" svg:width="21.974cm" svg:height="14.09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х3.B2:х3.B22" chart:label-cell-address="х3.B1:х3.B1" chart:class="chart:scatter">
            <chart:domain table:cell-range-address="х3.A2:х3.A22"/>
            <chart:regression-curve chart:style-name="ch8">
              <chart:equation chart:display-equation="true" chart:display-r-square="false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Амперы</text:p>
                <draw:g>
                  <svg:desc>х3.B1:х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х3.A2:х3.A22</svg:desc>
                </draw:g>
              </table:table-cell>
              <table:table-cell office:value-type="float" office:value="0">
                <text:p>0</text:p>
                <draw:g>
                  <svg:desc>х3.B2:х3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5">
                <text:p>35.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">
                <text:p>11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3">
                <text:p>14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">
                <text:p>1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">
                <text:p>16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2">
                <text:p>18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3">
                <text:p>20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">
                <text:p>21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9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4">
                <text:p>2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">
                <text:p>26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">
                <text:p>28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7">
                <text:p>297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7">
                <text:p>317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6">
                <text:p>326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2">
                <text:p>462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">
                <text:p>60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5">
                <text:p>6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0">
                <text:p>75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color="#2e3436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2e3436" draw:fill="none" draw:fill-color="#000000"/>
      <style:text-properties fo:color="#2e3436" fo:font-family="Arial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2">
      <style:chart-properties chart:display-label="true" chart:logarithmic="false" chart:minimum="0" chart:maximum="1050" chart:interval-major="5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2e3436" fo:font-family="Arial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minimum="-2" chart:maximum="40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2e3436" fo:font-family="Arial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avoid-overlap"/>
      <style:graphic-properties svg:stroke-width="0.105cm" svg:stroke-color="#004586" draw:fill-color="#004586"/>
      <style:text-properties fo:color="#2e3436" fo:font-family="Arial" fo:font-size="10pt" style:font-size-asian="10pt" style:font-family-complex="Arial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592cm" svg:height="15.669cm" xlink:href=".." xlink:type="simple" chart:class="chart:scatter" chart:style-name="ch1">
        <chart:subtitle svg:x="0cm" svg:y="0cm" chart:style-name="ch2">
          <text:p/>
        </chart:subtitle>
        <chart:legend chart:legend-position="end" svg:x="19.422cm" svg:y="7.365cm" style:legend-expansion="high" chart:style-name="ch3"/>
        <chart:plot-area chart:style-name="ch4" table:cell-range-address="'Полином х3'.A2:'Полином х3'.C55 'Полином х3'.B1:'Полином х3'.C1" chart:data-source-has-labels="row" svg:x="0.427cm" svg:y="0.424cm" svg:width="22.105cm" svg:height="15.081cm">
          <chartooo:coordinate-region svg:x="0.969cm" svg:y="0.424cm" svg:width="21.372cm" svg:height="14.43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Полином х3'.B2:'Полином х3'.B55" chart:label-cell-address="'Полином х3'.B1:'Полином х3'.B1" chart:class="chart:scatter">
            <chart:domain table:cell-range-address="'Полином х3'.A2:'Полином х3'.A55"/>
            <chart:data-point chart:repeated="37"/>
            <chart:data-point chart:style-name="ch9"/>
            <chart:data-point chart:repeated="16"/>
          </chart:series>
          <chart:series chart:style-name="ch10" chart:values-cell-range-address="'Полином х3'.C2:'Полином х3'.C55" chart:label-cell-address="'Полином х3'.C1:'Полином х3'.C1" chart:class="chart:scatter"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Амперы</text:p>
                <draw:g>
                  <svg:desc>'Полином х3'.B1:'Полином х3'.B1</svg:desc>
                </draw:g>
              </table:table-cell>
              <table:table-cell office:value-type="string">
                <text:p>A формула</text:p>
                <draw:g>
                  <svg:desc>'Полином х3'.C1:'Полином х3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Полином х3'.A2:'Полином х3'.A55</svg:desc>
                </draw:g>
              </table:table-cell>
              <table:table-cell office:value-type="float" office:value="0">
                <text:p>0</text:p>
                <draw:g>
                  <svg:desc>'Полином х3'.B2:'Полином х3'.B55</svg:desc>
                </draw:g>
              </table:table-cell>
              <table:table-cell office:value-type="float" office:value="-0.054947">
                <text:p>-0.054947</text:p>
                <draw:g>
                  <svg:desc>'Полином х3'.C2:'Полином х3'.C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-0.051228567473">
                <text:p>-0.051228567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-0.036442474125">
                <text:p>-0.036442474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-0.018140333">
                <text:p>-0.018140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-0.0000127313749999983">
                <text:p>-0.0000127313749999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017968176">
                <text:p>0.017968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035830234375">
                <text:p>0.0358302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053601289">
                <text:p>0.053601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.071309185125">
                <text:p>0.071309185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5">
                <text:p>35.5</text:p>
              </table:table-cell>
              <table:table-cell office:value-type="float" office:value="0.11">
                <text:p>0.11</text:p>
              </table:table-cell>
              <table:table-cell office:value-type="float" office:value="0.073077573062125">
                <text:p>0.073077573062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124332375">
                <text:p>0.124332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308434">
                <text:p>0.308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">
                <text:p>114</text:p>
              </table:table-cell>
              <table:table-cell office:value-type="float" office:value="0.33">
                <text:p>0.33</text:p>
              </table:table-cell>
              <table:table-cell office:value-type="float" office:value="0.364638902488">
                <text:p>0.364638902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">
                <text:p>143</text:p>
              </table:table-cell>
              <table:table-cell office:value-type="float" office:value="0.44">
                <text:p>0.44</text:p>
              </table:table-cell>
              <table:table-cell office:value-type="float" office:value="0.491849567889">
                <text:p>0.491849567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">
                <text:p>145</text:p>
              </table:table-cell>
              <table:table-cell office:value-type="float" office:value="0.45">
                <text:p>0.45</text:p>
              </table:table-cell>
              <table:table-cell office:value-type="float" office:value="0.501262585375">
                <text:p>0.501262585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0.525203125">
                <text:p>0.52520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">
                <text:p>168</text:p>
              </table:table-cell>
              <table:table-cell office:value-type="float" office:value="0.57">
                <text:p>0.57</text:p>
              </table:table-cell>
              <table:table-cell office:value-type="float" office:value="0.616599340864">
                <text:p>0.616599340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">
                <text:p>182</text:p>
              </table:table-cell>
              <table:table-cell office:value-type="float" office:value="0.66">
                <text:p>0.66</text:p>
              </table:table-cell>
              <table:table-cell office:value-type="float" office:value="0.693938873736">
                <text:p>0.6939388737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.802485">
                <text:p>0.8024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">
                <text:p>203</text:p>
              </table:table-cell>
              <table:table-cell office:value-type="float" office:value="0.79">
                <text:p>0.79</text:p>
              </table:table-cell>
              <table:table-cell office:value-type="float" office:value="0.821654246829">
                <text:p>0.821654246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6">
                <text:p>216</text:p>
              </table:table-cell>
              <table:table-cell office:value-type="float" office:value="0.89">
                <text:p>0.89</text:p>
              </table:table-cell>
              <table:table-cell office:value-type="float" office:value="0.908543401792">
                <text:p>0.9085434017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1.002007906003">
                <text:p>1.002007906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4">
                <text:p>244</text:p>
              </table:table-cell>
              <table:table-cell office:value-type="float" office:value="1.12">
                <text:p>1.12</text:p>
              </table:table-cell>
              <table:table-cell office:value-type="float" office:value="1.118661443968">
                <text:p>1.1186614439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1.168124875">
                <text:p>1.168124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1.21">
                <text:p>1.21</text:p>
              </table:table-cell>
              <table:table-cell office:value-type="float" office:value="1.210620594625">
                <text:p>1.210620594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5">
                <text:p>265</text:p>
              </table:table-cell>
              <table:table-cell office:value-type="float" office:value="1.31">
                <text:p>1.31</text:p>
              </table:table-cell>
              <table:table-cell office:value-type="float" office:value="1.299209512375">
                <text:p>1.299209512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8">
                <text:p>288</text:p>
              </table:table-cell>
              <table:table-cell office:value-type="float" office:value="1.55">
                <text:p>1.55</text:p>
              </table:table-cell>
              <table:table-cell office:value-type="float" office:value="1.522238081344">
                <text:p>1.522238081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7">
                <text:p>297</text:p>
              </table:table-cell>
              <table:table-cell office:value-type="float" office:value="1.66">
                <text:p>1.66</text:p>
              </table:table-cell>
              <table:table-cell office:value-type="float" office:value="1.617272694871">
                <text:p>1.6172726948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.649968">
                <text:p>1.6499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7">
                <text:p>317</text:p>
              </table:table-cell>
              <table:table-cell office:value-type="float" office:value="1.89">
                <text:p>1.89</text:p>
              </table:table-cell>
              <table:table-cell office:value-type="float" office:value="1.845213418251">
                <text:p>1.8452134182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6">
                <text:p>326</text:p>
              </table:table-cell>
              <table:table-cell office:value-type="float" office:value="2.02">
                <text:p>2.02</text:p>
              </table:table-cell>
              <table:table-cell office:value-type="float" office:value="1.955693681352">
                <text:p>1.9556936813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2.275859625">
                <text:p>2.275859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3.073645">
                <text:p>3.0736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.071169375">
                <text:p>4.071169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2">
                <text:p>462</text:p>
              </table:table-cell>
              <table:table-cell office:value-type="float" office:value="4.45">
                <text:p>4.45</text:p>
              </table:table-cell>
              <table:table-cell office:value-type="float" office:value="4.343390106856">
                <text:p>4.3433901068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.296278">
                <text:p>5.296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6.776816125">
                <text:p>6.776816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0">
                <text:p>600</text:p>
              </table:table-cell>
              <table:table-cell office:value-type="float" office:value="8.5">
                <text:p>8.5</text:p>
              </table:table-cell>
              <table:table-cell office:value-type="float" office:value="8.540629">
                <text:p>8.5406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10.615561875">
                <text:p>10.61556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5">
                <text:p>685</text:p>
              </table:table-cell>
              <table:table-cell office:value-type="float" office:value="12">
                <text:p>12</text:p>
              </table:table-cell>
              <table:table-cell office:value-type="float" office:value="12.268042418875">
                <text:p>12.268042418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13.02946">
                <text:p>13.029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0">
                <text:p>750</text:p>
              </table:table-cell>
              <table:table-cell office:value-type="float" office:value="16">
                <text:p>16</text:p>
              </table:table-cell>
              <table:table-cell office:value-type="float" office:value="15.810168625">
                <text:p>15.810168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18.985533">
                <text:p>18.9855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22.583398375">
                <text:p>22.583398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26.63161">
                <text:p>26.631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31.158013125">
                <text:p>31.158013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34.114970544">
                <text:p>34.1149705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36.190453">
                <text:p>36.1904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37.260115767">
                <text:p>37.2601157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37.803024993625">
                <text:p>37.803024993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38.351356576">
                <text:p>38.3513565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38.461676025547">
                <text:p>38.4616760255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38.572213705896">
                <text:p>38.572213705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38.682969839809">
                <text:p>38.6829698398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2e3436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2e3436" draw:fill="none" draw:fill-color="#000000"/>
      <style:text-properties fo:color="#2e3436" fo:font-family="Arial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2e3436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4" loext:regression-period="4" loext:regression-extrapolate-forward="0" loext:regression-extrapolate-backward="0" loext:regression-force-intercept="false" chart:regression-type="polynomial"/>
      <style:graphic-properties svg:stroke-color="#004586"/>
    </style:style>
    <style:style style:name="ch9" style:family="chart">
      <style:text-properties fo:color="#2e3436" fo:font-family="Arial" style:font-family-complex="Arial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26.168cm" svg:height="16.05cm" xlink:href=".." xlink:type="simple" chart:class="chart:scatter" chart:style-name="ch1">
        <chart:subtitle svg:x="0cm" svg:y="0cm" chart:style-name="ch2">
          <text:p/>
        </chart:subtitle>
        <chart:legend chart:legend-position="end" svg:x="21.543cm" svg:y="7.556cm" style:legend-expansion="high" chart:style-name="ch3"/>
        <chart:plot-area chart:style-name="ch4" table:cell-range-address="'Полином х4'.A2:'Полином х4'.B55 'Полином х4'.B1:'Полином х4'.B1" chart:data-source-has-labels="row" svg:x="0.256cm" svg:y="0.433cm" svg:width="25.912cm" svg:height="15.299cm">
          <chartooo:coordinate-region svg:x="0.692cm" svg:y="0.593cm" svg:width="24.919cm" svg:height="14.57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Полином х4'.B2:'Полином х4'.B55" chart:label-cell-address="'Полином х4'.B1:'Полином х4'.B1" chart:class="chart:scatter">
            <chart:domain table:cell-range-address="'Полином х4'.A2:'Полином х4'.A55"/>
            <chart:regression-curve chart:style-name="ch8">
              <chart:equation chart:display-equation="true" chart:display-r-square="false" chart:style-name="ch9"/>
            </chart:regression-curve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Амперы</text:p>
                <draw:g>
                  <svg:desc>'Полином х4'.B1:'Полином х4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Полином х4'.A2:'Полином х4'.A55</svg:desc>
                </draw:g>
              </table:table-cell>
              <table:table-cell office:value-type="float" office:value="0">
                <text:p>0</text:p>
                <draw:g>
                  <svg:desc>'Полином х4'.B2:'Полином х4'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5">
                <text:p>35.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">
                <text:p>11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">
                <text:p>14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">
                <text:p>1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">
                <text:p>16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">
                <text:p>18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">
                <text:p>20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6">
                <text:p>21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4">
                <text:p>2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5">
                <text:p>26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8">
                <text:p>28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7">
                <text:p>297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7">
                <text:p>317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6">
                <text:p>326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2">
                <text:p>462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0">
                <text:p>60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5">
                <text:p>6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0">
                <text:p>7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P0" style:volatile="true">
      <number:number number:decimal-places="2" loext:min-decimal-places="2" number:min-integer-digits="1"/>
    </number:number-style>
    <number:number-style style:name="N115">
      <style:text-properties fo:color="#ff0000"/>
      <number:text>-</number:text>
      <number:number number:decimal-places="2" loext:min-decimal-places="2" number:min-integer-digits="1"/>
      <style:map style:condition="value()&gt;=0" style:apply-style-name="N115P0"/>
    </number:number-style>
    <style:style style:name="ch1" style:family="chart">
      <style:graphic-properties draw:stroke="none" svg:stroke-color="#2e3436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2e3436" draw:fill="none" draw:fill-color="#000000"/>
      <style:text-properties fo:color="#2e3436" fo:font-family="Arial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0">
      <style:chart-properties chart:display-label="true" chart:logarithmic="false" chart:minimum="0" chart:maximum="1030" chart:interval-major="50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2e3436" fo:font-family="Arial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minimum="0" chart:maximum="45" chart:interval-minor-divisor="5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2e3436" fo:font-family="Arial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 style:data-style-name="N115">
      <style:chart-properties chart:symbol-type="named-symbol" chart:symbol-name="diamond" chart:symbol-width="0.25cm" chart:symbol-height="0.25cm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26.856cm" svg:height="16.186cm" xlink:href=".." xlink:type="simple" chart:class="chart:scatter" chart:style-name="ch1">
        <chart:subtitle svg:x="0cm" svg:y="0cm" chart:style-name="ch2">
          <text:p/>
        </chart:subtitle>
        <chart:legend chart:legend-position="end" svg:x="23.686cm" svg:y="7.624cm" style:legend-expansion="high" chart:style-name="ch3"/>
        <chart:plot-area chart:style-name="ch4" table:cell-range-address="'Полином х4'.A2:'Полином х4'.C55 'Полином х4'.B1:'Полином х4'.C1" chart:data-source-has-labels="row" svg:x="0.645cm" svg:y="0.434cm" svg:width="25.993cm" svg:height="15.426cm">
          <chartooo:coordinate-region svg:x="1.266cm" svg:y="0.594cm" svg:width="25.372cm" svg:height="14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Полином х4'.B2:'Полином х4'.B55" chart:label-cell-address="'Полином х4'.B1:'Полином х4'.B1" chart:class="chart:scatter">
            <chart:domain table:cell-range-address="'Полином х4'.A2:'Полином х4'.A55"/>
            <chart:data-point chart:repeated="54"/>
          </chart:series>
          <chart:series chart:style-name="ch9" chart:values-cell-range-address="'Полином х4'.C2:'Полином х4'.C55" chart:label-cell-address="'Полином х4'.C1:'Полином х4'.C1" chart:class="chart:scatter"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Амперы</text:p>
                <draw:g>
                  <svg:desc>'Полином х4'.B1:'Полином х4'.B1</svg:desc>
                </draw:g>
              </table:table-cell>
              <table:table-cell office:value-type="string">
                <text:p>А формула</text:p>
                <draw:g>
                  <svg:desc>'Полином х4'.C1:'Полином х4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Полином х4'.A2:'Полином х4'.A55</svg:desc>
                </draw:g>
              </table:table-cell>
              <table:table-cell office:value-type="float" office:value="0">
                <text:p>0</text:p>
                <draw:g>
                  <svg:desc>'Полином х4'.B2:'Полином х4'.B55</svg:desc>
                </draw:g>
              </table:table-cell>
              <table:table-cell office:value-type="float" office:value="0.05">
                <text:p>0.05</text:p>
                <draw:g>
                  <svg:desc>'Полином х4'.C2:'Полином х4'.C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049846551125944">
                <text:p>0.049846551125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049659810215">
                <text:p>0.049659810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5037857644">
                <text:p>0.050378576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052142240165">
                <text:p>0.052142240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05493732704">
                <text:p>0.05493732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058750946875">
                <text:p>0.05875094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06357079364">
                <text:p>0.06357079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.069385145465">
                <text:p>0.069385145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5">
                <text:p>35.5</text:p>
              </table:table-cell>
              <table:table-cell office:value-type="float" office:value="0.11">
                <text:p>0.11</text:p>
              </table:table-cell>
              <table:table-cell office:value-type="float" office:value="0.070020844563679">
                <text:p>0.070020844563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92686775">
                <text:p>0.092686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2312014">
                <text:p>0.23120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">
                <text:p>114</text:p>
              </table:table-cell>
              <table:table-cell office:value-type="float" office:value="0.33">
                <text:p>0.33</text:p>
              </table:table-cell>
              <table:table-cell office:value-type="float" office:value="0.286174016775104">
                <text:p>0.286174016775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">
                <text:p>143</text:p>
              </table:table-cell>
              <table:table-cell office:value-type="float" office:value="0.44">
                <text:p>0.44</text:p>
              </table:table-cell>
              <table:table-cell office:value-type="float" office:value="0.422104930398344">
                <text:p>0.422104930398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">
                <text:p>145</text:p>
              </table:table-cell>
              <table:table-cell office:value-type="float" office:value="0.45">
                <text:p>0.45</text:p>
              </table:table-cell>
              <table:table-cell office:value-type="float" office:value="0.432575224915">
                <text:p>0.4325752249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0.459371525">
                <text:p>0.459371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">
                <text:p>168</text:p>
              </table:table-cell>
              <table:table-cell office:value-type="float" office:value="0.57">
                <text:p>0.57</text:p>
              </table:table-cell>
              <table:table-cell office:value-type="float" office:value="0.563216749574144">
                <text:p>0.563216749574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">
                <text:p>182</text:p>
              </table:table-cell>
              <table:table-cell office:value-type="float" office:value="0.66">
                <text:p>0.66</text:p>
              </table:table-cell>
              <table:table-cell office:value-type="float" office:value="0.652056061914944">
                <text:p>0.652056061914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.7768664">
                <text:p>0.7768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">
                <text:p>203</text:p>
              </table:table-cell>
              <table:table-cell office:value-type="float" office:value="0.79">
                <text:p>0.79</text:p>
              </table:table-cell>
              <table:table-cell office:value-type="float" office:value="0.798846978533864">
                <text:p>0.7988469785338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6">
                <text:p>216</text:p>
              </table:table-cell>
              <table:table-cell office:value-type="float" office:value="0.89">
                <text:p>0.89</text:p>
              </table:table-cell>
              <table:table-cell office:value-type="float" office:value="0.898068026845184">
                <text:p>0.898068026845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1.00387189052706">
                <text:p>1.003871890527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4">
                <text:p>244</text:p>
              </table:table-cell>
              <table:table-cell office:value-type="float" office:value="1.12">
                <text:p>1.12</text:p>
              </table:table-cell>
              <table:table-cell office:value-type="float" office:value="1.13438838877542">
                <text:p>1.134388388775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1.189196875">
                <text:p>1.18919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1.21">
                <text:p>1.21</text:p>
              </table:table-cell>
              <table:table-cell office:value-type="float" office:value="1.236032346965">
                <text:p>1.2360323469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5">
                <text:p>265</text:p>
              </table:table-cell>
              <table:table-cell office:value-type="float" office:value="1.31">
                <text:p>1.31</text:p>
              </table:table-cell>
              <table:table-cell office:value-type="float" office:value="1.332933319915">
                <text:p>1.332933319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8">
                <text:p>288</text:p>
              </table:table-cell>
              <table:table-cell office:value-type="float" office:value="1.55">
                <text:p>1.55</text:p>
              </table:table-cell>
              <table:table-cell office:value-type="float" office:value="1.57276354356838">
                <text:p>1.57276354356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7">
                <text:p>297</text:p>
              </table:table-cell>
              <table:table-cell office:value-type="float" office:value="1.66">
                <text:p>1.66</text:p>
              </table:table-cell>
              <table:table-cell office:value-type="float" office:value="1.67332446455986">
                <text:p>1.673324464559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.7077154">
                <text:p>1.7077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7">
                <text:p>317</text:p>
              </table:table-cell>
              <table:table-cell office:value-type="float" office:value="1.89">
                <text:p>1.89</text:p>
              </table:table-cell>
              <table:table-cell office:value-type="float" office:value="1.91108518065922">
                <text:p>1.91108518065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6">
                <text:p>326</text:p>
              </table:table-cell>
              <table:table-cell office:value-type="float" office:value="2.02">
                <text:p>2.02</text:p>
              </table:table-cell>
              <table:table-cell office:value-type="float" office:value="2.02478571783814">
                <text:p>2.02478571783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2.349616025">
                <text:p>2.3496160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3.1379344">
                <text:p>3.1379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.101547775">
                <text:p>4.101547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2">
                <text:p>462</text:p>
              </table:table-cell>
              <table:table-cell office:value-type="float" office:value="4.45">
                <text:p>4.45</text:p>
              </table:table-cell>
              <table:table-cell office:value-type="float" office:value="4.36263296933639">
                <text:p>4.362632969336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.275175">
                <text:p>5.2751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6.699376525">
                <text:p>6.699376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0">
                <text:p>600</text:p>
              </table:table-cell>
              <table:table-cell office:value-type="float" office:value="8.5">
                <text:p>8.5</text:p>
              </table:table-cell>
              <table:table-cell office:value-type="float" office:value="8.4205544">
                <text:p>8.4205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10.490952275">
                <text:p>10.4909522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5">
                <text:p>685</text:p>
              </table:table-cell>
              <table:table-cell office:value-type="float" office:value="12">
                <text:p>12</text:p>
              </table:table-cell>
              <table:table-cell office:value-type="float" office:value="12.178886725615">
                <text:p>12.1788867256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12.9686554">
                <text:p>12.96865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0">
                <text:p>750</text:p>
              </table:table-cell>
              <table:table-cell office:value-type="float" office:value="16">
                <text:p>16</text:p>
              </table:table-cell>
              <table:table-cell office:value-type="float" office:value="15.917590625">
                <text:p>15.917590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19.4075264">
                <text:p>19.40752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23.514072775">
                <text:p>23.5140727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28.3186814">
                <text:p>28.31868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33.908645525">
                <text:p>33.9086455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37.67809572704">
                <text:p>37.678095727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40.3771">
                <text:p>40.37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41.78481685244">
                <text:p>41.78481685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42.503586109165">
                <text:p>42.5035861091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43.23243353504">
                <text:p>43.23243353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43.3794215371111">
                <text:p>43.37942153711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43.5268176560897">
                <text:p>43.52681765608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43.6746227272489">
                <text:p>43.67462272724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27cm" svg:height="15.778cm" xlink:href=".." xlink:type="simple" chart:class="chart:scatter" chart:style-name="ch1">
        <chart:subtitle svg:x="0cm" svg:y="0cm" chart:style-name="ch2">
          <text:p/>
        </chart:subtitle>
        <chart:legend chart:legend-position="end" svg:x="14.014cm" svg:y="7.21cm" style:legend-expansion="high" chart:style-name="ch3"/>
        <chart:plot-area chart:style-name="ch4" table:cell-range-address="Лист1.B1:Лист1.D33" chart:data-source-has-labels="row" svg:x="0.2cm" svg:y="0.314cm" svg:width="19.102cm" svg:height="15.147cm">
          <chartooo:coordinate-region svg:x="1.192cm" svg:y="0.474cm" svg:width="17.923cm" svg:height="14.41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C2:Лист1.C33" chart:label-cell-address="Лист1.C1:Лист1.C1" chart:class="chart:scatter">
            <chart:domain table:cell-range-address="Лист1.B2:Лист1.B33"/>
            <chart:regression-curve chart:style-name="ch8"/>
            <chart:data-point chart:repeated="32"/>
          </chart:series>
          <chart:series chart:style-name="ch9" chart:values-cell-range-address="Лист1.D2:Лист1.D33" chart:label-cell-address="Лист1.D1:Лист1.D1" chart:class="chart:scatter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Тр1 10к/2,5к</text:p>
                <draw:g>
                  <svg:desc>Лист1.C1:Лист1.C1</svg:desc>
                </draw:g>
              </table:table-cell>
              <table:table-cell office:value-type="string">
                <text:p>Тр2 10к/2,5к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B2:Лист1.B33</svg:desc>
                </draw:g>
              </table:table-cell>
              <table:table-cell office:value-type="float" office:value="0">
                <text:p>0</text:p>
                <draw:g>
                  <svg:desc>Лист1.C2:Лист1.C33</svg:desc>
                </draw:g>
              </table:table-cell>
              <table:table-cell office:value-type="float" office:value="0">
                <text:p>0</text:p>
                <draw:g>
                  <svg:desc>Лист1.D2:Лист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35.5">
                <text:p>35.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">
                <text:p>0.33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">
                <text:p>0.57</text:p>
              </table:table-cell>
              <table:table-cell office:value-type="float" office:value="168">
                <text:p>16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">
                <text:p>0.66</text:p>
              </table:table-cell>
              <table:table-cell office:value-type="float" office:value="182">
                <text:p>18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">
                <text:p>0.79</text:p>
              </table:table-cell>
              <table:table-cell office:value-type="float" office:value="203">
                <text:p>20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">
                <text:p>0.89</text:p>
              </table:table-cell>
              <table:table-cell office:value-type="float" office:value="216">
                <text:p>21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9">
                <text:p>22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2">
                <text:p>1.12</text:p>
              </table:table-cell>
              <table:table-cell office:value-type="float" office:value="244">
                <text:p>24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255">
                <text:p>25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1">
                <text:p>1.31</text:p>
              </table:table-cell>
              <table:table-cell office:value-type="float" office:value="265">
                <text:p>26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288">
                <text:p>28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6">
                <text:p>1.66</text:p>
              </table:table-cell>
              <table:table-cell office:value-type="float" office:value="297">
                <text:p>29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9">
                <text:p>1.89</text:p>
              </table:table-cell>
              <table:table-cell office:value-type="float" office:value="317">
                <text:p>31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2">
                <text:p>2.02</text:p>
              </table:table-cell>
              <table:table-cell office:value-type="float" office:value="326">
                <text:p>32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5">
                <text:p>4.55</text:p>
              </table:table-cell>
              <table:table-cell office:value-type="float" office:value="458">
                <text:p>45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2">
                <text:p>5.02</text:p>
              </table:table-cell>
              <table:table-cell office:value-type="float" office:value="480">
                <text:p>48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9">
                <text:p>5.99</text:p>
              </table:table-cell>
              <table:table-cell office:value-type="float" office:value="512">
                <text:p>51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6">
                <text:p>7.6</text:p>
              </table:table-cell>
              <table:table-cell office:value-type="float" office:value="560">
                <text:p>56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575">
                <text:p>57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">
                <text:p>8.8</text:p>
              </table:table-cell>
              <table:table-cell office:value-type="float" office:value="598">
                <text:p>598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3">
                <text:p>9.3</text:p>
              </table:table-cell>
              <table:table-cell office:value-type="float" office:value="605">
                <text:p>605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620">
                <text:p>620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7">
                <text:p>11.7</text:p>
              </table:table-cell>
              <table:table-cell office:value-type="float" office:value="660">
                <text:p>66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8">
                <text:p>12.8</text:p>
              </table:table-cell>
              <table:table-cell office:value-type="float" office:value="680">
                <text:p>68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05">
                <text:p>14.05</text:p>
              </table:table-cell>
              <table:table-cell office:value-type="float" office:value="705">
                <text:p>70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15">
                <text:p>15.15</text:p>
              </table:table-cell>
              <table:table-cell office:value-type="float" office:value="725">
                <text:p>72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5">
                <text:p>16.5</text:p>
              </table:table-cell>
              <table:table-cell office:value-type="float" office:value="740">
                <text:p>740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830">
                <text:p>83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875">
                <text:p>875</text:p>
              </table:table-cell>
              <table:table-cell office:value-type="float" office:value="950">
                <text:p>95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